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5.42mm"/>
    </style:style>
    <style:style style:name="co2" style:family="table-column">
      <style:table-column-properties fo:break-before="auto" style:column-width="140mm"/>
    </style:style>
    <style:style style:name="co3" style:family="table-column">
      <style:table-column-properties fo:break-before="auto" style:column-width="157.07mm"/>
    </style:style>
    <style:style style:name="co4" style:family="table-column">
      <style:table-column-properties fo:break-before="auto" style:column-width="28.28mm"/>
    </style:style>
    <style:style style:name="co5" style:family="table-column">
      <style:table-column-properties fo:break-before="auto" style:column-width="92.69mm"/>
    </style:style>
    <style:style style:name="co6" style:family="table-column">
      <style:table-column-properties fo:break-before="auto" style:column-width="110.03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34.45mm"/>
    </style:style>
    <style:style style:name="co9" style:family="table-column">
      <style:table-column-properties fo:break-before="auto" style:column-width="40.04mm"/>
    </style:style>
    <style:style style:name="co10" style:family="table-column">
      <style:table-column-properties fo:break-before="auto" style:column-width="30.67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12.17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ro10" style:family="table-row">
      <style:table-row-properties style:row-height="9.26mm" fo:break-before="auto" style:use-optimal-row-height="false"/>
    </style:style>
    <style:style style:name="ro11" style:family="table-row">
      <style:table-row-properties style:row-height="10.23mm" fo:break-before="auto" style:use-optimal-row-height="true"/>
    </style:style>
    <style:style style:name="ro12" style:family="table-row">
      <style:table-row-properties style:row-height="14.82mm" fo:break-before="auto" style:use-optimal-row-height="true"/>
    </style:style>
    <style:style style:name="ro13" style:family="table-row">
      <style:table-row-properties style:row-height="3.97mm" fo:break-before="auto" style:use-optimal-row-height="false"/>
    </style:style>
    <style:style style:name="ro14" style:family="table-row">
      <style:table-row-properties style:row-height="10.58mm" fo:break-before="auto" style:use-optimal-row-height="false"/>
    </style:style>
    <style:style style:name="ta1" style:family="table" style:master-page-name="PageStyle_5f_Analyse_20_stratégique">
      <style:table-properties table:display="true" style:writing-mode="lr-tb"/>
    </style:style>
    <style:style style:name="ta2" style:family="table" style:master-page-name="PageStyle_5f_Janvier_20_2019">
      <style:table-properties table:display="true" style:writing-mode="lr-tb"/>
    </style:style>
    <style:style style:name="ta3" style:family="table" style:master-page-name="PageStyle_5f_Février_20_2019">
      <style:table-properties table:display="true" style:writing-mode="lr-tb"/>
    </style:style>
    <style:style style:name="ta4" style:family="table" style:master-page-name="PageStyle_5f_Mars_20_2019">
      <style:table-properties table:display="true" style:writing-mode="lr-tb"/>
    </style:style>
    <style:style style:name="ta5" style:family="table" style:master-page-name="PageStyle_5f_Avril_20_2019">
      <style:table-properties table:display="true" style:writing-mode="lr-tb"/>
    </style:style>
    <style:style style:name="ta6" style:family="table" style:master-page-name="PageStyle_5f_Mai_20_2019">
      <style:table-properties table:display="true" style:writing-mode="lr-tb"/>
    </style:style>
    <style:style style:name="ta7" style:family="table" style:master-page-name="PageStyle_5f_Juin_20_2019">
      <style:table-properties table:display="true" style:writing-mode="lr-tb"/>
    </style:style>
    <style:style style:name="ta8" style:family="table" style:master-page-name="PageStyle_5f_Juillet_20_2019">
      <style:table-properties table:display="true" style:writing-mode="lr-tb"/>
    </style:style>
    <style:style style:name="ta9" style:family="table" style:master-page-name="PageStyle_5f_Août_20_2019">
      <style:table-properties table:display="true" style:writing-mode="lr-tb"/>
    </style:style>
    <style:style style:name="ta10" style:family="table" style:master-page-name="PageStyle_5f_Septembre_20_2019">
      <style:table-properties table:display="true" style:writing-mode="lr-tb"/>
    </style:style>
    <style:style style:name="ta11" style:family="table" style:master-page-name="PageStyle_5f_Octobre_20_2019">
      <style:table-properties table:display="true" style:writing-mode="lr-tb"/>
    </style:style>
    <style:style style:name="ta12" style:family="table" style:master-page-name="PageStyle_5f_Novembre_20_2019">
      <style:table-properties table:display="true" style:writing-mode="lr-tb"/>
    </style:style>
    <style:style style:name="ta13" style:family="table" style:master-page-name="PageStyle_5f_Décembre_20_2019">
      <style:table-properties table:display="true" style:writing-mode="lr-tb"/>
    </style: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5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666666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666666" style:direction="ltr" fo:border-right="0.74pt solid #434343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666666" style:diagonal-bl-tr="none" style:diagonal-tl-br="none" style:text-align-source="value-type" style:repeat-content="false" fo:wrap-option="no-wrap" fo:border-left="0.74pt solid #666666" style:direction="ltr" fo:border-right="0.74pt solid #434343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999999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999999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999999" style:diagonal-bl-tr="none" style:diagonal-tl-br="none" style:text-align-source="value-type" style:repeat-content="false" fo:wrap-option="no-wrap" fo:border-left="0.74pt solid #999999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666666" style:diagonal-bl-tr="none" style:diagonal-tl-br="none" style:text-align-source="value-type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2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5" style:family="table-cell" style:parent-style-name="Default">
      <style:table-cell-properties fo:background-color="#f6b26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7" style:family="table-cell" style:parent-style-name="Default">
      <style:table-cell-properties fo:background-color="#f9cb9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8" style:family="table-cell" style:parent-style-name="Default">
      <style:table-cell-properties fo:background-color="#efefe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9" style:family="table-cell" style:parent-style-name="Default">
      <style:table-cell-properties fo:background-color="#e06666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1" style:family="table-cell" style:parent-style-name="Default">
      <style:table-cell-properties fo:background-color="#ea99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2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3" style:family="table-cell" style:parent-style-name="Default">
      <style:table-cell-properties fo:background-color="#6d9eeb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4" style:family="table-cell" style:parent-style-name="Default">
      <style:table-cell-properties fo:background-color="#a4c2f4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5" style:family="table-cell" style:parent-style-name="Default">
      <style:table-cell-properties fo:background-color="#93c47d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6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9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53" style:family="table-cell" style:parent-style-name="Default" style:data-style-name="N11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54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5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6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7" style:family="table-cell" style:parent-style-name="Default" style:data-style-name="N113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8" style:family="table-cell" style:parent-style-name="Default" style:data-style-name="N113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9" style:family="table-cell" style:parent-style-name="Default" style:data-style-name="N113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0" style:family="table-cell" style:parent-style-name="Default" style:data-style-name="N113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1" style:family="table-cell" style:parent-style-name="Default" style:data-style-name="N113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2" style:family="table-cell" style:parent-style-name="Default" style:data-style-name="N113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3" style:family="table-cell" style:parent-style-name="Default" style:data-style-name="N113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4" style:family="table-cell" style:parent-style-name="Default" style:data-style-name="N113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7" style:family="table-cell" style:parent-style-name="Default" style:data-style-name="N111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68" style:family="table-cell" style:parent-style-name="Default" style:data-style-name="N112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9" style:family="table-cell" style:parent-style-name="Default">
      <style:table-cell-properties fo:background-color="#f6b26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0" style:family="table-cell" style:parent-style-name="Default" style:data-style-name="N11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 style:data-style-name="N113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3" style:family="table-cell" style:parent-style-name="Default">
      <style:table-cell-properties fo:background-color="#e0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4" style:family="table-cell" style:parent-style-name="Default" style:data-style-name="N113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5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6" style:family="table-cell" style:parent-style-name="Default">
      <style:table-cell-properties fo:background-color="#6d9ee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7" style:family="table-cell" style:parent-style-name="Default" style:data-style-name="N113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8" style:family="table-cell" style:parent-style-name="Default">
      <style:table-cell-properties fo:background-color="#93c47d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9" style:family="table-cell" style:parent-style-name="Default" style:data-style-name="N113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82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83" style:family="table-cell" style:parent-style-name="Default" style:data-style-name="N114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8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85" style:family="table-cell" style:parent-style-name="Default" style:data-style-name="N112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2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2.28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7.3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83.72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4.9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434343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efefef"/>
    </style:style>
    <style:style style:name="T7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8" style:family="text">
      <style:text-properties style:use-window-font-color="true" style:font-name="Cambria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[sélectionnez un objectif stratégique]&quot;;&quot;épanouissement personnel&quot;;&quot;évolution professionnelle&quot;;&quot;reconversion professionnelle&quot;;&quot;réussite académique&quot;;&quot;...&quot;)" table:allow-empty-cell="true" table:display-list="unsorted" table:base-cell-address="'Analyse stratégique'.B1">
          <table:help-message table:display="true">
            <text:p>Cliquez ici et saisissez une des valeurs de la la liste d'éléments</text:p>
          </table:help-message>
        </table:content-validation>
        <table:content-validation table:name="val2" table:condition="of:cell-content-is-in-list(&quot;Pratique délibérée&quot;;&quot;Séance guidée&quot;;&quot;Activité complémentaire&quot;)" table:allow-empty-cell="true" table:display-list="unsorted" table:base-cell-address="'Janvier 2019'.B4"/>
        <table:content-validation table:name="val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anvier 2019'.E4"/>
        <table:content-validation table:name="val4" table:condition="of:cell-content-is-in-list(&quot;Pratique délibérée&quot;;&quot;Séance guidée&quot;;&quot;Activité complémentaire&quot;)" table:allow-empty-cell="true" table:display-list="unsorted" table:base-cell-address="'Février 2019'.B4"/>
        <table:content-validation table:name="val5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Février 2019'.E4"/>
        <table:content-validation table:name="val6" table:condition="of:cell-content-is-in-list(&quot;Pratique délibérée&quot;;&quot;Séance guidée&quot;;&quot;Activité complémentaire&quot;)" table:allow-empty-cell="true" table:display-list="unsorted" table:base-cell-address="'Mars 2019'.B4"/>
        <table:content-validation table:name="val7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Mars 2019'.E4"/>
        <table:content-validation table:name="val8" table:condition="of:cell-content-is-in-list(&quot;Pratique délibérée&quot;;&quot;Séance guidée&quot;;&quot;Activité complémentaire&quot;)" table:allow-empty-cell="true" table:display-list="unsorted" table:base-cell-address="'Avril 2019'.B4"/>
        <table:content-validation table:name="val9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Avril 2019'.E4"/>
        <table:content-validation table:name="val10" table:condition="of:cell-content-is-in-list(&quot;Pratique délibérée&quot;;&quot;Séance guidée&quot;;&quot;Activité complémentaire&quot;)" table:allow-empty-cell="true" table:display-list="unsorted" table:base-cell-address="'Mai 2019'.B4"/>
        <table:content-validation table:name="val11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Mai 2019'.E4"/>
        <table:content-validation table:name="val12" table:condition="of:cell-content-is-in-list(&quot;Pratique délibérée&quot;;&quot;Séance guidée&quot;;&quot;Activité complémentaire&quot;)" table:allow-empty-cell="true" table:display-list="unsorted" table:base-cell-address="'Juin 2019'.B4"/>
        <table:content-validation table:name="val1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n 2019'.E4"/>
        <table:content-validation table:name="val14" table:condition="of:cell-content-is-in-list(&quot;Pratique délibérée&quot;;&quot;Séance guidée&quot;;&quot;Activité complémentaire&quot;)" table:allow-empty-cell="true" table:display-list="unsorted" table:base-cell-address="'Juillet 2019'.B4"/>
        <table:content-validation table:name="val15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llet 2019'.E4"/>
        <table:content-validation table:name="val16" table:condition="of:cell-content-is-in-list(&quot;Pratique délibérée&quot;;&quot;Séance guidée&quot;;&quot;Activité complémentaire&quot;)" table:allow-empty-cell="true" table:display-list="unsorted" table:base-cell-address="'Août 2019'.B4"/>
        <table:content-validation table:name="val17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Août 2019'.E4"/>
        <table:content-validation table:name="val18" table:condition="of:cell-content-is-in-list(&quot;Pratique délibérée&quot;;&quot;Séance guidée&quot;;&quot;Activité complémentaire&quot;)" table:allow-empty-cell="true" table:display-list="unsorted" table:base-cell-address="'Septembre 2019'.B4"/>
        <table:content-validation table:name="val19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Septembre 2019'.E4"/>
        <table:content-validation table:name="val20" table:condition="of:cell-content-is-in-list(&quot;Pratique délibérée&quot;;&quot;Séance guidée&quot;;&quot;Activité complémentaire&quot;)" table:allow-empty-cell="true" table:display-list="unsorted" table:base-cell-address="'Octobre 2019'.B4"/>
        <table:content-validation table:name="val21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Octobre 2019'.E4"/>
        <table:content-validation table:name="val22" table:condition="of:cell-content-is-in-list(&quot;Pratique délibérée&quot;;&quot;Séance guidée&quot;;&quot;Activité complémentaire&quot;)" table:allow-empty-cell="true" table:display-list="unsorted" table:base-cell-address="'Novembre 2019'.B4"/>
        <table:content-validation table:name="val2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Novembre 2019'.E4"/>
        <table:content-validation table:name="val24" table:condition="of:cell-content-is-in-list(&quot;Pratique délibérée&quot;;&quot;Séance guidée&quot;;&quot;Activité complémentaire&quot;)" table:allow-empty-cell="true" table:display-list="unsorted" table:base-cell-address="'Décembre 2019'.B4"/>
        <table:content-validation table:name="val25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Décembre 2019'.E4"/>
      </table:content-validations>
      <table:table table:name="Analyse stratégiqu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🎯 Stratégie de...</text:p>
          </table:table-cell>
          <table:table-cell table:style-name="ce12" table:content-validation-name="val1" office:value-type="string" calcext:value-type="string">
            <text:p>reconversion professionnelle</text:p>
          </table:table-cell>
          <table:table-cell table:style-name="ce108" office:value-type="string" calcext:value-type="string">
            <text:p><text:span text:style-name="T5">...dans </text:span><text:span text:style-name="T6">la data science</text:span></text:p>
          </table:table-cell>
          <table:table-cell table:style-name="ce31" table:number-columns-repeated="23"/>
          <table:table-cell table:number-columns-repeated="998"/>
        </table:table-row>
        <table:table-row table:style-name="ro2">
          <table:table-cell table:style-name="ce2" table:formula="of:=HYPERLINK(&quot;https://openclassrooms.com/courses/apprenez-a-apprendre&quot;;&quot;⬅️ Retour au cours&quot;)" office:value-type="string" office:string-value="⬅️ Retour au cours" calcext:value-type="string">
            <text:p>⬅️ Retour au cours</text:p>
          </table:table-cell>
          <table:table-cell table:style-name="ce13" table:number-columns-repeated="2"/>
          <table:table-cell table:style-name="ce32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office:annotation draw:style-name="gr1" draw:text-style-name="P2" svg:width="418.04mm" svg:height="14.29mm" svg:x="159.38mm" svg:y="29.1mm" draw:caption-point-x="-4.07mm" draw:caption-point-y="-10.48mm">
              <dc:date>2020-12-15T00:00:00</dc:date>
              <text:p text:style-name="P1"><text:span text:style-name="T1">Fichier &gt; créer une copie...</text:span></text:p>
            </office:annotation>
            <text:p><text:span text:style-name="T2">Connectez-vous à votre compte Google pour créer votre copie de l'outil</text:span> puis :</text:p>
          </table:table-cell>
          <table:table-cell table:style-name="ce14" table:number-columns-repeated="2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4" table:formula="of:=HYPERLINK(&quot;https://openclassrooms.com/courses/apprenez-a-apprendre/clarifiez-vos-motivations&quot;;&quot;1. Sélectionnez un objectif stratégique. &quot;)" office:value-type="string" office:string-value="1. Sélectionnez un objectif stratégique. " calcext:value-type="string">
            <text:p>1. Sélectionnez un objectif stratégique. </text:p>
          </table:table-cell>
          <table:table-cell table:style-name="ce15" office:value-type="string" calcext:value-type="string">
            <text:p>💪 Forces</text:p>
          </table:table-cell>
          <table:table-cell table:style-name="ce23" office:value-type="string" calcext:value-type="string">
            <text:p>👎 Faiblesse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5" table:formula="of:=HYPERLINK(&quot;https://openclassrooms.com/courses/apprenez-a-apprendre/faites-un-bilan-de-competences&quot;;&quot;2. Remplissez les colonnes colorées avec vos forces et faiblesses.&quot;)" office:value-type="string" office:string-value="2. Remplissez les colonnes colorées avec vos forces et faiblesses." calcext:value-type="string">
            <text:p>2. Remplissez les colonnes colorées avec vos forces et faiblesses.</text:p>
          </table:table-cell>
          <table:table-cell table:style-name="ce16" office:value-type="string" calcext:value-type="string">
            <text:p>Facilite d’apprentissage</text:p>
          </table:table-cell>
          <table:table-cell table:style-name="ce24" office:value-type="string" calcext:value-type="string">
            <text:p>Non confiance en soi</text:p>
          </table:table-cell>
          <table:table-cell table:style-name="ce22"/>
          <table:table-cell table:style-name="ce7" table:number-columns-repeated="22"/>
          <table:table-cell table:number-columns-repeated="998"/>
        </table:table-row>
        <table:table-row table:style-name="ro3">
          <table:table-cell table:style-name="ce5" table:formula="of:=HYPERLINK(&quot;https://openclassrooms.com/courses/apprenez-a-apprendre/explorez-vos-differentes-intelligences&quot;;&quot;3. Remplissez les lignes colorées avec les opportunités et menaces.&quot;)" office:value-type="string" office:string-value="3. Remplissez les lignes colorées avec les opportunités et menaces." calcext:value-type="string">
            <text:p>3. Remplissez les lignes colorées avec les opportunités et menaces.</text:p>
          </table:table-cell>
          <table:table-cell table:style-name="ce16" office:value-type="string" calcext:value-type="string">
            <text:p>Curiosite de l’informatique</text:p>
          </table:table-cell>
          <table:table-cell table:style-name="ce24" office:value-type="string" calcext:value-type="string">
            <text:p>Gestion du temps</text:p>
          </table:table-cell>
          <table:table-cell table:style-name="ce7" table:number-columns-repeated="23"/>
          <table:table-cell table:number-columns-repeated="998"/>
        </table:table-row>
        <table:table-row table:style-name="ro4">
          <table:table-cell table:style-name="ce5" table:formula="of:=HYPERLINK(&quot;https://openclassrooms.com/courses/apprenez-a-apprendre/selectionnez-un-ou-plusieurs-sujets-detude&quot;;&quot;4. Croisez les colonnes avec les lignes pour déterminer les meilleurs tactiques.&quot;)" office:value-type="string" office:string-value="4. Croisez les colonnes avec les lignes pour déterminer les meilleurs tactiques." calcext:value-type="string">
            <text:p>4. Croisez les colonnes avec les lignes pour déterminer les meilleurs tactiques.</text:p>
          </table:table-cell>
          <table:table-cell table:style-name="ce16" office:value-type="string" calcext:value-type="string">
            <text:p>Evolution dans un univers scientifique et mathematique</text:p>
          </table:table-cell>
          <table:table-cell table:style-name="ce24" office:value-type="string" calcext:value-type="string">
            <text:p>Altruisme</text:p>
          </table:table-cell>
          <table:table-cell table:style-name="ce7" table:number-columns-repeated="23"/>
          <table:table-cell table:number-columns-repeated="998"/>
        </table:table-row>
        <table:table-row table:style-name="ro5">
          <table:table-cell table:style-name="ce6" office:value-type="string" calcext:value-type="string">
            <text:p>5. Demandez le feedback d'un <text:span text:style-name="T3">observateur extérieur </text:span>(ami, collègue ou partagez avec guillaume.parrou@openclassrooms.com).</text:p>
          </table:table-cell>
          <table:table-cell table:style-name="ce16" office:value-type="string" calcext:value-type="string">
            <text:p>Interet et motivation vis a vis du domaine</text:p>
          </table:table-cell>
          <table:table-cell table:style-name="ce24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7"/>
          <table:table-cell table:style-name="ce16"/>
          <table:table-cell table:style-name="ce24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8" office:value-type="string" calcext:value-type="string">
            <text:p>✌️ Opportunités</text:p>
          </table:table-cell>
          <table:table-cell table:style-name="ce17" office:value-type="string" calcext:value-type="string">
            <office:annotation draw:style-name="gr2" draw:text-style-name="P2" svg:width="306.32mm" svg:height="14.28mm" svg:x="299.38mm" svg:y="89.91mm" draw:caption-point-x="-4.07mm" draw:caption-point-y="-10.49mm">
              <dc:date>2020-12-15T00:00:00</dc:date>
              <text:p text:style-name="P1"><text:span text:style-name="T1">Capitalisez sur vos forces pour saisir de nouvelles opportunités d'apprentissage.</text:span></text:p>
            </office:annotation>
            <text:p><text:span text:style-name="T4">🌟 </text:span>Offensive</text:p>
          </table:table-cell>
          <table:table-cell table:style-name="ce25" office:value-type="string" calcext:value-type="string">
            <office:annotation draw:style-name="gr2" draw:text-style-name="P2" svg:width="177.51mm" svg:height="14.28mm" svg:x="456.46mm" svg:y="89.91mm" draw:caption-point-x="-4.07mm" draw:caption-point-y="-10.49mm">
              <dc:date>2020-12-15T00:00:00</dc:date>
              <text:p text:style-name="P1"><text:span text:style-name="T1">Corrigez vos faiblesses pour saisir de nouvelles opportunités d'apprentissage.</text:span></text:p>
            </office:annotation>
            <text:p><text:span text:style-name="T4">✨</text:span> Préventiv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Formation OpenClassrooms</text:p>
          </table:table-cell>
          <table:table-cell table:style-name="ce18" office:value-type="string" calcext:value-type="string">
            <text:p>Faire la formation</text:p>
          </table:table-cell>
          <table:table-cell table:style-name="ce26" office:value-type="string" calcext:value-type="string">
            <text:p>Faire etape par etap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Cercle professionnel d’un ami sur Paris</text:p>
          </table:table-cell>
          <table:table-cell table:style-name="ce18" office:value-type="string" calcext:value-type="string">
            <text:p>Contacter l’ami</text:p>
          </table:table-cell>
          <table:table-cell table:style-name="ce26" office:value-type="string" calcext:value-type="string">
            <text:p>S’organiser, planifier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Cercle professionnel familiale</text:p>
          </table:table-cell>
          <table:table-cell table:style-name="ce18" office:value-type="string" calcext:value-type="string">
            <text:p>En parler a ma famille</text:p>
          </table:table-cell>
          <table:table-cell table:style-name="ce26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0" office:value-type="string" calcext:value-type="string">
            <text:p>⚠️ <text:s/>Menaces</text:p>
          </table:table-cell>
          <table:table-cell table:style-name="ce19" office:value-type="string" calcext:value-type="string">
            <office:annotation draw:style-name="gr1" draw:text-style-name="P2" svg:width="306.32mm" svg:height="14.29mm" svg:x="299.38mm" svg:y="137.53mm" draw:caption-point-x="-4.07mm" draw:caption-point-y="-10.49mm">
              <dc:date>2020-12-15T00:00:00</dc:date>
              <text:p text:style-name="P1"><text:span text:style-name="T1">Capitalisez sur vos forces pour vous prémunir contre d'éventuelles menaces.</text:span></text:p>
            </office:annotation>
            <text:p><text:span text:style-name="T4">💥</text:span> Défensive</text:p>
          </table:table-cell>
          <table:table-cell table:style-name="ce28" office:value-type="string" calcext:value-type="string">
            <office:annotation draw:style-name="gr1" draw:text-style-name="P2" svg:width="177.51mm" svg:height="14.29mm" svg:x="456.46mm" svg:y="137.53mm" draw:caption-point-x="-4.07mm" draw:caption-point-y="-10.49mm">
              <dc:date>2020-12-15T00:00:00</dc:date>
              <text:p text:style-name="P1"><text:span text:style-name="T1">Corrigez au plus vite vos faiblesses pour qu'elles arrêtent de menacer l'atteinte de votre objectif stratégique.</text:span></text:p>
            </office:annotation>
            <text:p><text:span text:style-name="T4">🔥</text:span> Urgenc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 office:value-type="string" calcext:value-type="string">
            <text:p>Manque de temps</text:p>
          </table:table-cell>
          <table:table-cell table:style-name="ce20" office:value-type="string" calcext:value-type="string">
            <text:p>Apprendre a gere le temps</text:p>
          </table:table-cell>
          <table:table-cell table:style-name="ce29" office:value-type="string" calcext:value-type="string">
            <text:p>Avoir confiance en ses competence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 office:value-type="string" calcext:value-type="string">
            <text:p>Ordinateur en panne</text:p>
          </table:table-cell>
          <table:table-cell table:style-name="ce20" office:value-type="string" calcext:value-type="string">
            <text:p>Le reparer, trouver un substitut</text:p>
          </table:table-cell>
          <table:table-cell table:style-name="ce29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 office:value-type="string" calcext:value-type="string">
            <text:p>Nouvelle pandemie</text:p>
          </table:table-cell>
          <table:table-cell table:style-name="ce20" office:value-type="string" calcext:value-type="string">
            <text:p>Improviser au mieux</text:p>
          </table:table-cell>
          <table:table-cell table:style-name="ce29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/>
          <table:table-cell table:style-name="ce20"/>
          <table:table-cell table:style-name="ce29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/>
          <table:table-cell table:style-name="ce21"/>
          <table:table-cell table:style-name="ce30"/>
          <table:table-cell table:style-name="ce7" table:number-columns-repeated="23"/>
          <table:table-cell table:number-columns-repeated="998"/>
        </table:table-row>
        <table:table-row table:style-name="ro6" table:number-rows-repeated="3">
          <table:table-cell table:style-name="ce7" table:number-columns-repeated="26"/>
          <table:table-cell table:number-columns-repeated="998"/>
        </table:table-row>
        <table:table-row table:style-name="ro6">
          <table:table-cell table:style-name="ce7"/>
          <table:table-cell table:style-name="ce22"/>
          <table:table-cell table:style-name="ce7" table:number-columns-repeated="24"/>
          <table:table-cell table:number-columns-repeated="998"/>
        </table:table-row>
        <table:table-row table:style-name="ro6" table:number-rows-repeated="977">
          <table:table-cell table:style-name="ce7" table:number-columns-repeated="26"/>
          <table:table-cell table:number-columns-repeated="998"/>
        </table:table-row>
        <table:table-row table:style-name="ro7" table:number-rows-repeated="104757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Janvier 2019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" table:default-cell-style-name="Default"/>
        <table:table-column table:style-name="co10" table:default-cell-style-name="Default"/>
        <table:table-column table:style-name="co4" table:number-columns-repeated="1009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01-01" calcext:value-type="date" table:number-columns-spanned="30" table:number-rows-spanned="1">
            <text:p>janvier 2019</text:p>
          </table:table-cell>
          <table:covered-table-cell table:number-columns-repeated="29"/>
          <table:table-cell table:style-name="ce84" office:value-type="float" office:value="1" calcext:value-type="float">
            <office:annotation draw:style-name="gr3" draw:text-style-name="P2" svg:width="113.1mm" svg:height="19.31mm" svg:x="1115.02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er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8" table:formula="of:=[.E1]" office:value-type="date" office:date-value="2019-01-01" calcext:value-type="date">
            <text:p>mardi 1 </text:p>
          </table:table-cell>
          <table:table-cell table:style-name="ce68" table:formula="of:=[.E2]+[.$AI$1]" office:value-type="date" office:date-value="2019-01-02" calcext:value-type="date">
            <text:p>mercredi 2 </text:p>
          </table:table-cell>
          <table:table-cell table:style-name="ce68" table:formula="of:=[.F2]+[.$AI$1]" office:value-type="date" office:date-value="2019-01-03" calcext:value-type="date">
            <text:p>jeudi 3 </text:p>
          </table:table-cell>
          <table:table-cell table:style-name="ce68" table:formula="of:=[.G2]+[.$AI$1]" office:value-type="date" office:date-value="2019-01-04" calcext:value-type="date">
            <text:p>vendredi 4 </text:p>
          </table:table-cell>
          <table:table-cell table:style-name="ce68" table:formula="of:=[.H2]+[.$AI$1]" office:value-type="date" office:date-value="2019-01-05" calcext:value-type="date">
            <text:p>samedi 5 </text:p>
          </table:table-cell>
          <table:table-cell table:style-name="ce68" table:formula="of:=[.I2]+[.$AI$1]" office:value-type="date" office:date-value="2019-01-06" calcext:value-type="date">
            <text:p>dimanche 6 </text:p>
          </table:table-cell>
          <table:table-cell table:style-name="ce68" table:formula="of:=[.J2]+[.$AI$1]" office:value-type="date" office:date-value="2019-01-07" calcext:value-type="date">
            <text:p>lundi 7 </text:p>
          </table:table-cell>
          <table:table-cell table:style-name="ce68" table:formula="of:=[.K2]+[.$AI$1]" office:value-type="date" office:date-value="2019-01-08" calcext:value-type="date">
            <text:p>mardi 8 </text:p>
          </table:table-cell>
          <table:table-cell table:style-name="ce68" table:formula="of:=[.L2]+[.$AI$1]" office:value-type="date" office:date-value="2019-01-09" calcext:value-type="date">
            <text:p>mercredi 9 </text:p>
          </table:table-cell>
          <table:table-cell table:style-name="ce68" table:formula="of:=[.M2]+[.$AI$1]" office:value-type="date" office:date-value="2019-01-10" calcext:value-type="date">
            <text:p>jeudi 10 </text:p>
          </table:table-cell>
          <table:table-cell table:style-name="ce68" table:formula="of:=[.N2]+[.$AI$1]" office:value-type="date" office:date-value="2019-01-11" calcext:value-type="date">
            <text:p>vendredi 11 </text:p>
          </table:table-cell>
          <table:table-cell table:style-name="ce68" table:formula="of:=[.O2]+[.$AI$1]" office:value-type="date" office:date-value="2019-01-12" calcext:value-type="date">
            <text:p>samedi 12 </text:p>
          </table:table-cell>
          <table:table-cell table:style-name="ce68" table:formula="of:=[.P2]+[.$AI$1]" office:value-type="date" office:date-value="2019-01-13" calcext:value-type="date">
            <text:p>dimanche 13 </text:p>
          </table:table-cell>
          <table:table-cell table:style-name="ce68" table:formula="of:=[.Q2]+[.$AI$1]" office:value-type="date" office:date-value="2019-01-14" calcext:value-type="date">
            <text:p>lundi 14 </text:p>
          </table:table-cell>
          <table:table-cell table:style-name="ce68" table:formula="of:=[.R2]+[.$AI$1]" office:value-type="date" office:date-value="2019-01-15" calcext:value-type="date">
            <text:p>mardi 15 </text:p>
          </table:table-cell>
          <table:table-cell table:style-name="ce68" table:formula="of:=[.S2]+[.$AI$1]" office:value-type="date" office:date-value="2019-01-16" calcext:value-type="date">
            <text:p>mercredi 16 </text:p>
          </table:table-cell>
          <table:table-cell table:style-name="ce68" table:formula="of:=[.T2]+[.$AI$1]" office:value-type="date" office:date-value="2019-01-17" calcext:value-type="date">
            <text:p>jeudi 17 </text:p>
          </table:table-cell>
          <table:table-cell table:style-name="ce68" table:formula="of:=[.U2]+[.$AI$1]" office:value-type="date" office:date-value="2019-01-18" calcext:value-type="date">
            <text:p>vendredi 18 </text:p>
          </table:table-cell>
          <table:table-cell table:style-name="ce68" table:formula="of:=[.V2]+[.$AI$1]" office:value-type="date" office:date-value="2019-01-19" calcext:value-type="date">
            <text:p>samedi 19 </text:p>
          </table:table-cell>
          <table:table-cell table:style-name="ce68" table:formula="of:=[.W2]+[.$AI$1]" office:value-type="date" office:date-value="2019-01-20" calcext:value-type="date">
            <text:p>dimanche 20 </text:p>
          </table:table-cell>
          <table:table-cell table:style-name="ce68" table:formula="of:=[.X2]+[.$AI$1]" office:value-type="date" office:date-value="2019-01-21" calcext:value-type="date">
            <text:p>lundi 21 </text:p>
          </table:table-cell>
          <table:table-cell table:style-name="ce68" table:formula="of:=[.Y2]+[.$AI$1]" office:value-type="date" office:date-value="2019-01-22" calcext:value-type="date">
            <text:p>mardi 22 </text:p>
          </table:table-cell>
          <table:table-cell table:style-name="ce68" table:formula="of:=[.Z2]+[.$AI$1]" office:value-type="date" office:date-value="2019-01-23" calcext:value-type="date">
            <text:p>mercredi 23 </text:p>
          </table:table-cell>
          <table:table-cell table:style-name="ce68" table:formula="of:=[.AA2]+[.$AI$1]" office:value-type="date" office:date-value="2019-01-24" calcext:value-type="date">
            <text:p>jeudi 24 </text:p>
          </table:table-cell>
          <table:table-cell table:style-name="ce68" table:formula="of:=[.AB2]+[.$AI$1]" office:value-type="date" office:date-value="2019-01-25" calcext:value-type="date">
            <text:p>vendredi 25 </text:p>
          </table:table-cell>
          <table:table-cell table:style-name="ce68" table:formula="of:=[.AC2]+[.$AI$1]" office:value-type="date" office:date-value="2019-01-26" calcext:value-type="date">
            <text:p>samedi 26 </text:p>
          </table:table-cell>
          <table:table-cell table:style-name="ce68" table:formula="of:=[.AD2]+[.$AI$1]" office:value-type="date" office:date-value="2019-01-27" calcext:value-type="date">
            <text:p>dimanche 27 </text:p>
          </table:table-cell>
          <table:table-cell table:style-name="ce68" table:formula="of:=[.AE2]+[.$AI$1]" office:value-type="date" office:date-value="2019-01-28" calcext:value-type="date">
            <text:p>lundi 28 </text:p>
          </table:table-cell>
          <table:table-cell table:style-name="ce68" table:formula="of:=[.AF2]+[.$AI$1]" office:value-type="date" office:date-value="2019-01-29" calcext:value-type="date">
            <text:p>mardi 29 </text:p>
          </table:table-cell>
          <table:table-cell table:style-name="ce68" table:formula="of:=[.AG2]+[.$AI$1]" office:value-type="date" office:date-value="2019-01-30" calcext:value-type="date">
            <text:p>mercredi 30 </text:p>
          </table:table-cell>
          <table:table-cell table:style-name="ce68" table:formula="of:=[.AH2]+[.$AI$1]" office:value-type="date" office:date-value="2019-01-31" calcext:value-type="date">
            <text:p>jeudi 31 </text:p>
          </table:table-cell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: </text:span>FRANÇAIS | <text:span text:style-name="T4">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1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2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4H10M00S" calcext:value-type="time">
            <text:p>4:10</text:p>
          </table:table-cell>
          <table:table-cell table:style-name="ce70" table:content-validation-name="val3" office:value-type="time" office:time-value="PT01H20M00S" calcext:value-type="time">
            <text:p>1:20</text:p>
          </table:table-cell>
          <table:table-cell table:style-name="ce70" table:content-validation-name="val3" office:value-type="time" office:time-value="PT01H00M00S" calcext:value-type="time">
            <text:p>1:00</text:p>
          </table:table-cell>
          <table:table-cell table:style-name="ce70" table:content-validation-name="val3" office:value-type="time" office:time-value="PT00H20M00S" calcext:value-type="time">
            <text:p>0:20</text:p>
          </table:table-cell>
          <table:table-cell table:style-name="ce70" table:content-validation-name="val3" office:value-type="time" office:time-value="PT00H50M00S" calcext:value-type="time">
            <text:p>0:50</text:p>
          </table:table-cell>
          <table:table-cell table:style-name="ce70" table:content-validation-name="val3" office:value-type="time" office:time-value="PT00H40M00S" calcext:value-type="time">
            <text:p>0:40</text:p>
          </table:table-cell>
          <table:table-cell table:style-name="ce70" table:content-validation-name="val3" table:number-columns-repeated="26"/>
          <table:table-cell table:number-columns-repeated="989"/>
        </table:table-row>
        <table:table-row table:style-name="ro11">
          <table:table-cell table:style-name="ce36" office:value-type="string" calcext:value-type="string">
            <text:p>Faire des dictées.</text:p>
          </table:table-cell>
          <table:table-cell table:style-name="ce50" table:content-validation-name="val2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1H20M00S" calcext:value-type="time">
            <text:p>1:20</text:p>
          </table:table-cell>
          <table:table-cell table:style-name="ce70" table:content-validation-name="val3" table:number-columns-repeated="2"/>
          <table:table-cell table:style-name="ce70" table:content-validation-name="val3" office:value-type="time" office:time-value="PT00H30M00S" calcext:value-type="time">
            <text:p>0:30</text:p>
          </table:table-cell>
          <table:table-cell table:style-name="ce70" table:content-validation-name="val3" table:number-columns-repeated="2"/>
          <table:table-cell table:style-name="ce70" table:content-validation-name="val3" office:value-type="time" office:time-value="PT00H30M00S" calcext:value-type="time">
            <text:p>0:30</text:p>
          </table:table-cell>
          <table:table-cell table:style-name="ce70" table:content-validation-name="val3" office:value-type="time" office:time-value="PT00H20M00S" calcext:value-type="time">
            <office:annotation draw:style-name="gr6" draw:text-style-name="P2" svg:width="113.1mm" svg:height="16.93mm" svg:x="434.02mm" svg:y="55.21mm" draw:caption-point-x="-4.07mm" draw:caption-point-y="-11.81mm">
              <dc:date>2020-12-15T00:00:00</dc:date>
              <text:p text:style-name="P1"><text:span text:style-name="T1">[Commentaire sur ma séance]</text:span></text:p>
            </office:annotation>
            <text:p>0:20</text:p>
          </table:table-cell>
          <table:table-cell table:style-name="ce70" table:content-validation-name="val3" table:number-columns-repeated="24"/>
          <table:table-cell table:number-columns-repeated="989"/>
        </table:table-row>
        <table:table-row table:style-name="ro11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2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1H30M00S" calcext:value-type="time">
            <text:p>1:30</text:p>
          </table:table-cell>
          <table:table-cell table:style-name="ce70" table:content-validation-name="val3" office:value-type="time" office:time-value="PT00H30M00S" calcext:value-type="time">
            <text:p>0:30</text:p>
          </table:table-cell>
          <table:table-cell table:style-name="ce70" table:content-validation-name="val3"/>
          <table:table-cell table:style-name="ce70" table:content-validation-name="val3" office:value-type="time" office:time-value="PT00H30M00S" calcext:value-type="time">
            <text:p>0:30</text:p>
          </table:table-cell>
          <table:table-cell table:style-name="ce70" table:content-validation-name="val3"/>
          <table:table-cell table:style-name="ce70" table:content-validation-name="val3" office:value-type="time" office:time-value="PT00H30M00S" calcext:value-type="time">
            <text:p>0:30</text:p>
          </table:table-cell>
          <table:table-cell table:style-name="ce70" table:content-validation-name="val3" table:number-columns-repeated="26"/>
          <table:table-cell table:number-columns-repeated="989"/>
        </table:table-row>
        <table:table-row table:style-name="ro12">
          <table:table-cell table:style-name="ce36" office:value-type="string" calcext:value-type="string">
            <text:p>Maitriser toutes les règles de grammaire.</text:p>
          </table:table-cell>
          <table:table-cell table:style-name="ce50" table:content-validation-name="val2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20M00S" calcext:value-type="time">
            <text:p>0:20</text:p>
          </table:table-cell>
          <table:table-cell table:style-name="ce70" table:content-validation-name="val3" office:value-type="time" office:time-value="PT00H20M00S" calcext:value-type="time">
            <text:p>0:20</text:p>
          </table:table-cell>
          <table:table-cell table:style-name="ce70" table:content-validation-name="val3" table:number-columns-repeated="30"/>
          <table:table-cell table:number-columns-repeated="989"/>
        </table:table-row>
        <table:table-row table:style-name="ro11">
          <table:table-cell table:style-name="ce36" office:value-type="string" calcext:value-type="string">
            <text:p>Lire les œuvres de membres de l'Académie Française</text:p>
          </table:table-cell>
          <table:table-cell table:style-name="ce50" table:content-validation-name="val2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2H50M00S" calcext:value-type="time">
            <text:p>2:50</text:p>
          </table:table-cell>
          <table:table-cell table:number-columns-repeated="3" table:style-name="ce70" table:content-validation-name="val3" office:value-type="time" office:time-value="PT00H30M00S" calcext:value-type="time">
            <text:p>0:30</text:p>
          </table:table-cell>
          <table:table-cell table:style-name="ce70" table:content-validation-name="val3" office:value-type="time" office:time-value="PT00H20M00S" calcext:value-type="time">
            <text:p>0:20</text:p>
          </table:table-cell>
          <table:table-cell table:number-columns-repeated="2" table:style-name="ce70" table:content-validation-name="val3" office:value-type="time" office:time-value="PT00H30M00S" calcext:value-type="time">
            <text:p>0:30</text:p>
          </table:table-cell>
          <table:table-cell table:style-name="ce70" table:content-validation-name="val3" table:number-columns-repeated="25"/>
          <table:table-cell table:number-columns-repeated="989"/>
        </table:table-row>
        <table:table-row table:style-name="ro11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2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20M00S" calcext:value-type="time">
            <text:p>0:20</text:p>
          </table:table-cell>
          <table:table-cell table:style-name="ce70" table:content-validation-name="val3" table:number-columns-repeated="6"/>
          <table:table-cell table:style-name="ce70" table:content-validation-name="val3" office:value-type="time" office:time-value="PT00H20M00S" calcext:value-type="time">
            <text:p>0:20</text:p>
          </table:table-cell>
          <table:table-cell table:style-name="ce70" table:content-validation-name="val3" table:number-columns-repeated="24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2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2H00M00S" calcext:value-type="time">
            <text:p>2:00</text:p>
          </table:table-cell>
          <table:table-cell table:number-columns-repeated="6" table:style-name="ce70" table:content-validation-name="val3" office:value-type="time" office:time-value="PT00H20M00S" calcext:value-type="time">
            <text:p>0:20</text:p>
          </table:table-cell>
          <table:table-cell table:style-name="ce70" table:content-validation-name="val3" table:number-columns-repeated="25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12H30M00S" calcext:value-type="time">
            <text:p>12:30</text:p>
          </table:table-cell>
          <table:table-cell table:style-name="ce71" table:formula="of:=SUM([.E4:.E10])" office:value-type="time" office:time-value="PT03H00M00S" calcext:value-type="time">
            <text:p>3:00</text:p>
          </table:table-cell>
          <table:table-cell table:style-name="ce71" table:formula="of:=SUM([.F4:.F10])" office:value-type="time" office:time-value="PT01H50M00S" calcext:value-type="time">
            <text:p>1:50</text:p>
          </table:table-cell>
          <table:table-cell table:style-name="ce71" table:formula="of:=SUM([.G4:.G10])" office:value-type="time" office:time-value="PT02H10M00S" calcext:value-type="time">
            <text:p>2:10</text:p>
          </table:table-cell>
          <table:table-cell table:style-name="ce71" table:formula="of:=SUM([.H4:.H10])" office:value-type="time" office:time-value="PT01H30M00S" calcext:value-type="time">
            <text:p>1:30</text:p>
          </table:table-cell>
          <table:table-cell table:style-name="ce71" table:formula="of:=SUM([.I4:.I10])" office:value-type="time" office:time-value="PT02H00M00S" calcext:value-type="time">
            <text:p>2:00</text:p>
          </table:table-cell>
          <table:table-cell table:style-name="ce71" table:formula="of:=SUM([.J4:.J10])" office:value-type="time" office:time-value="PT01H20M00S" calcext:value-type="time">
            <text:p>1:20</text:p>
          </table:table-cell>
          <table:table-cell table:style-name="ce71" table:formula="of:=SUM([.K4:.K10])" office:value-type="time" office:time-value="PT00H40M00S" calcext:value-type="time">
            <text:p>0:4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|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7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|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|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3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évrier 2019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02-01" calcext:value-type="date" table:number-columns-spanned="27" table:number-rows-spanned="1">
            <text:p>février 2019</text:p>
          </table:table-cell>
          <table:covered-table-cell table:number-columns-repeated="26"/>
          <table:table-cell table:style-name="ce84" office:value-type="float" office:value="1" calcext:value-type="float">
            <office:annotation draw:style-name="gr3" draw:text-style-name="P2" svg:width="113.1mm" svg:height="19.31mm" svg:x="1027.8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84" table:number-columns-repeated="3"/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85" table:formula="of:=[.E1]" office:value-type="date" office:date-value="2019-02-01" calcext:value-type="date">
            <text:p>vendredi 1 </text:p>
          </table:table-cell>
          <table:table-cell table:style-name="ce85" table:formula="of:=[.E2]+[.$AF$1]" office:value-type="date" office:date-value="2019-02-02" calcext:value-type="date">
            <text:p>samedi 2 </text:p>
          </table:table-cell>
          <table:table-cell table:style-name="ce85" table:formula="of:=[.F2]+[.$AF$1]" office:value-type="date" office:date-value="2019-02-03" calcext:value-type="date">
            <text:p>dimanche 3 </text:p>
          </table:table-cell>
          <table:table-cell table:style-name="ce85" table:formula="of:=[.G2]+[.$AF$1]" office:value-type="date" office:date-value="2019-02-04" calcext:value-type="date">
            <text:p>lundi 4 </text:p>
          </table:table-cell>
          <table:table-cell table:style-name="ce85" table:formula="of:=[.H2]+[.$AF$1]" office:value-type="date" office:date-value="2019-02-05" calcext:value-type="date">
            <text:p>mardi 5 </text:p>
          </table:table-cell>
          <table:table-cell table:style-name="ce85" table:formula="of:=[.I2]+[.$AF$1]" office:value-type="date" office:date-value="2019-02-06" calcext:value-type="date">
            <text:p>mercredi 6 </text:p>
          </table:table-cell>
          <table:table-cell table:style-name="ce85" table:formula="of:=[.J2]+[.$AF$1]" office:value-type="date" office:date-value="2019-02-07" calcext:value-type="date">
            <text:p>jeudi 7 </text:p>
          </table:table-cell>
          <table:table-cell table:style-name="ce85" table:formula="of:=[.K2]+[.$AF$1]" office:value-type="date" office:date-value="2019-02-08" calcext:value-type="date">
            <text:p>vendredi 8 </text:p>
          </table:table-cell>
          <table:table-cell table:style-name="ce85" table:formula="of:=[.L2]+[.$AF$1]" office:value-type="date" office:date-value="2019-02-09" calcext:value-type="date">
            <text:p>samedi 9 </text:p>
          </table:table-cell>
          <table:table-cell table:style-name="ce85" table:formula="of:=[.M2]+[.$AF$1]" office:value-type="date" office:date-value="2019-02-10" calcext:value-type="date">
            <text:p>dimanche 10 </text:p>
          </table:table-cell>
          <table:table-cell table:style-name="ce85" table:formula="of:=[.N2]+[.$AF$1]" office:value-type="date" office:date-value="2019-02-11" calcext:value-type="date">
            <text:p>lundi 11 </text:p>
          </table:table-cell>
          <table:table-cell table:style-name="ce85" table:formula="of:=[.O2]+[.$AF$1]" office:value-type="date" office:date-value="2019-02-12" calcext:value-type="date">
            <text:p>mardi 12 </text:p>
          </table:table-cell>
          <table:table-cell table:style-name="ce85" table:formula="of:=[.P2]+[.$AF$1]" office:value-type="date" office:date-value="2019-02-13" calcext:value-type="date">
            <text:p>mercredi 13 </text:p>
          </table:table-cell>
          <table:table-cell table:style-name="ce85" table:formula="of:=[.Q2]+[.$AF$1]" office:value-type="date" office:date-value="2019-02-14" calcext:value-type="date">
            <text:p>jeudi 14 </text:p>
          </table:table-cell>
          <table:table-cell table:style-name="ce85" table:formula="of:=[.R2]+[.$AF$1]" office:value-type="date" office:date-value="2019-02-15" calcext:value-type="date">
            <text:p>vendredi 15 </text:p>
          </table:table-cell>
          <table:table-cell table:style-name="ce85" table:formula="of:=[.S2]+[.$AF$1]" office:value-type="date" office:date-value="2019-02-16" calcext:value-type="date">
            <text:p>samedi 16 </text:p>
          </table:table-cell>
          <table:table-cell table:style-name="ce85" table:formula="of:=[.T2]+[.$AF$1]" office:value-type="date" office:date-value="2019-02-17" calcext:value-type="date">
            <text:p>dimanche 17 </text:p>
          </table:table-cell>
          <table:table-cell table:style-name="ce85" table:formula="of:=[.U2]+[.$AF$1]" office:value-type="date" office:date-value="2019-02-18" calcext:value-type="date">
            <text:p>lundi 18 </text:p>
          </table:table-cell>
          <table:table-cell table:style-name="ce85" table:formula="of:=[.V2]+[.$AF$1]" office:value-type="date" office:date-value="2019-02-19" calcext:value-type="date">
            <text:p>mardi 19 </text:p>
          </table:table-cell>
          <table:table-cell table:style-name="ce85" table:formula="of:=[.W2]+[.$AF$1]" office:value-type="date" office:date-value="2019-02-20" calcext:value-type="date">
            <text:p>mercredi 20 </text:p>
          </table:table-cell>
          <table:table-cell table:style-name="ce85" table:formula="of:=[.X2]+[.$AF$1]" office:value-type="date" office:date-value="2019-02-21" calcext:value-type="date">
            <text:p>jeudi 21 </text:p>
          </table:table-cell>
          <table:table-cell table:style-name="ce85" table:formula="of:=[.Y2]+[.$AF$1]" office:value-type="date" office:date-value="2019-02-22" calcext:value-type="date">
            <text:p>vendredi 22 </text:p>
          </table:table-cell>
          <table:table-cell table:style-name="ce85" table:formula="of:=[.Z2]+[.$AF$1]" office:value-type="date" office:date-value="2019-02-23" calcext:value-type="date">
            <text:p>samedi 23 </text:p>
          </table:table-cell>
          <table:table-cell table:style-name="ce85" table:formula="of:=[.AA2]+[.$AF$1]" office:value-type="date" office:date-value="2019-02-24" calcext:value-type="date">
            <text:p>dimanche 24 </text:p>
          </table:table-cell>
          <table:table-cell table:style-name="ce85" table:formula="of:=[.AB2]+[.$AF$1]" office:value-type="date" office:date-value="2019-02-25" calcext:value-type="date">
            <text:p>lundi 25 </text:p>
          </table:table-cell>
          <table:table-cell table:style-name="ce85" table:formula="of:=[.AC2]+[.$AF$1]" office:value-type="date" office:date-value="2019-02-26" calcext:value-type="date">
            <text:p>mardi 26 </text:p>
          </table:table-cell>
          <table:table-cell table:style-name="ce85" table:formula="of:=[.AD2]+[.$AF$1]" office:value-type="date" office:date-value="2019-02-27" calcext:value-type="date">
            <text:p>mercredi 27 </text:p>
          </table:table-cell>
          <table:table-cell table:style-name="ce85" table:formula="of:=[.AE2]+[.$AF$1]" office:value-type="date" office:date-value="2019-02-28" calcext:value-type="date">
            <text:p>jeudi 28 </text:p>
          </table:table-cell>
          <table:table-cell table:style-name="ce85" table:number-columns-repeated="3"/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| FRANÇAIS : 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4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dictées.</text:p>
          </table:table-cell>
          <table:table-cell table:style-name="ce50" table:content-validation-name="val4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4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Maitriser toutes des règles de grammaire.</text:p>
          </table:table-cell>
          <table:table-cell table:style-name="ce50" table:content-validation-name="val4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Lire les oeuvres de membres de l'Académie Française</text:p>
          </table:table-cell>
          <table:table-cell table:style-name="ce50" table:content-validation-name="val4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4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4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00H00M00S" calcext:value-type="time">
            <text:p>0:00</text:p>
          </table:table-cell>
          <table:table-cell table:style-name="ce71" table:formula="of:=SUM([.E4:.E10])" office:value-type="time" office:time-value="PT00H00M00S" calcext:value-type="time">
            <text:p>0:00</text:p>
          </table:table-cell>
          <table:table-cell table:style-name="ce71" table:formula="of:=SUM([.F4:.F10])" office:value-type="time" office:time-value="PT00H00M00S" calcext:value-type="time">
            <text:p>0:00</text:p>
          </table:table-cell>
          <table:table-cell table:style-name="ce71" table:formula="of:=SUM([.G4:.G10])" office:value-type="time" office:time-value="PT00H00M00S" calcext:value-type="time">
            <text:p>0:00</text:p>
          </table:table-cell>
          <table:table-cell table:style-name="ce71" table:formula="of:=SUM([.H4:.H10])" office:value-type="time" office:time-value="PT00H00M00S" calcext:value-type="time">
            <text:p>0:00</text:p>
          </table:table-cell>
          <table:table-cell table:style-name="ce71" table:formula="of:=SUM([.I4:.I10])" office:value-type="time" office:time-value="PT00H00M00S" calcext:value-type="time">
            <text:p>0:00</text:p>
          </table:table-cell>
          <table:table-cell table:style-name="ce71" table:formula="of:=SUM([.J4:.J10])" office:value-type="time" office:time-value="PT00H00M00S" calcext:value-type="time">
            <text:p>0:00</text:p>
          </table:table-cell>
          <table:table-cell table:style-name="ce71" table:formula="of:=SUM([.K4:.K10])" office:value-type="time" office:time-value="PT00H00M00S" calcext:value-type="time">
            <text:p>0:0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: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4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: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<text:span text:style-name="T7">J'aspire à être capable de</text:span>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: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5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<text:span text:style-name="T7">J'aspire à être capable de </text:span><text:span text:style-name="T8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rs 2019" table:style-name="ta4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03-01" calcext:value-type="date" table:number-columns-spanned="30" table:number-rows-spanned="1">
            <text:p>mars 2019</text:p>
          </table:table-cell>
          <table:covered-table-cell table:number-columns-repeated="29"/>
          <table:table-cell table:style-name="ce84" office:value-type="float" office:value="1" calcext:value-type="float">
            <office:annotation draw:style-name="gr3" draw:text-style-name="P2" svg:width="113.1mm" svg:height="19.31mm" svg:x="1112.62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8" table:formula="of:=[.E1]" office:value-type="date" office:date-value="2019-03-01" calcext:value-type="date">
            <text:p>vendredi 1 </text:p>
          </table:table-cell>
          <table:table-cell table:style-name="ce68" table:formula="of:=[.E2]+[.$AI$1]" office:value-type="date" office:date-value="2019-03-02" calcext:value-type="date">
            <text:p>samedi 2 </text:p>
          </table:table-cell>
          <table:table-cell table:style-name="ce68" table:formula="of:=[.F2]+[.$AI$1]" office:value-type="date" office:date-value="2019-03-03" calcext:value-type="date">
            <text:p>dimanche 3 </text:p>
          </table:table-cell>
          <table:table-cell table:style-name="ce68" table:formula="of:=[.G2]+[.$AI$1]" office:value-type="date" office:date-value="2019-03-04" calcext:value-type="date">
            <text:p>lundi 4 </text:p>
          </table:table-cell>
          <table:table-cell table:style-name="ce68" table:formula="of:=[.H2]+[.$AI$1]" office:value-type="date" office:date-value="2019-03-05" calcext:value-type="date">
            <text:p>mardi 5 </text:p>
          </table:table-cell>
          <table:table-cell table:style-name="ce68" table:formula="of:=[.I2]+[.$AI$1]" office:value-type="date" office:date-value="2019-03-06" calcext:value-type="date">
            <text:p>mercredi 6 </text:p>
          </table:table-cell>
          <table:table-cell table:style-name="ce68" table:formula="of:=[.J2]+[.$AI$1]" office:value-type="date" office:date-value="2019-03-07" calcext:value-type="date">
            <text:p>jeudi 7 </text:p>
          </table:table-cell>
          <table:table-cell table:style-name="ce68" table:formula="of:=[.K2]+[.$AI$1]" office:value-type="date" office:date-value="2019-03-08" calcext:value-type="date">
            <text:p>vendredi 8 </text:p>
          </table:table-cell>
          <table:table-cell table:style-name="ce68" table:formula="of:=[.L2]+[.$AI$1]" office:value-type="date" office:date-value="2019-03-09" calcext:value-type="date">
            <text:p>samedi 9 </text:p>
          </table:table-cell>
          <table:table-cell table:style-name="ce68" table:formula="of:=[.M2]+[.$AI$1]" office:value-type="date" office:date-value="2019-03-10" calcext:value-type="date">
            <text:p>dimanche 10 </text:p>
          </table:table-cell>
          <table:table-cell table:style-name="ce68" table:formula="of:=[.N2]+[.$AI$1]" office:value-type="date" office:date-value="2019-03-11" calcext:value-type="date">
            <text:p>lundi 11 </text:p>
          </table:table-cell>
          <table:table-cell table:style-name="ce68" table:formula="of:=[.O2]+[.$AI$1]" office:value-type="date" office:date-value="2019-03-12" calcext:value-type="date">
            <text:p>mardi 12 </text:p>
          </table:table-cell>
          <table:table-cell table:style-name="ce68" table:formula="of:=[.P2]+[.$AI$1]" office:value-type="date" office:date-value="2019-03-13" calcext:value-type="date">
            <text:p>mercredi 13 </text:p>
          </table:table-cell>
          <table:table-cell table:style-name="ce68" table:formula="of:=[.Q2]+[.$AI$1]" office:value-type="date" office:date-value="2019-03-14" calcext:value-type="date">
            <text:p>jeudi 14 </text:p>
          </table:table-cell>
          <table:table-cell table:style-name="ce68" table:formula="of:=[.R2]+[.$AI$1]" office:value-type="date" office:date-value="2019-03-15" calcext:value-type="date">
            <text:p>vendredi 15 </text:p>
          </table:table-cell>
          <table:table-cell table:style-name="ce68" table:formula="of:=[.S2]+[.$AI$1]" office:value-type="date" office:date-value="2019-03-16" calcext:value-type="date">
            <text:p>samedi 16 </text:p>
          </table:table-cell>
          <table:table-cell table:style-name="ce68" table:formula="of:=[.T2]+[.$AI$1]" office:value-type="date" office:date-value="2019-03-17" calcext:value-type="date">
            <text:p>dimanche 17 </text:p>
          </table:table-cell>
          <table:table-cell table:style-name="ce68" table:formula="of:=[.U2]+[.$AI$1]" office:value-type="date" office:date-value="2019-03-18" calcext:value-type="date">
            <text:p>lundi 18 </text:p>
          </table:table-cell>
          <table:table-cell table:style-name="ce68" table:formula="of:=[.V2]+[.$AI$1]" office:value-type="date" office:date-value="2019-03-19" calcext:value-type="date">
            <text:p>mardi 19 </text:p>
          </table:table-cell>
          <table:table-cell table:style-name="ce68" table:formula="of:=[.W2]+[.$AI$1]" office:value-type="date" office:date-value="2019-03-20" calcext:value-type="date">
            <text:p>mercredi 20 </text:p>
          </table:table-cell>
          <table:table-cell table:style-name="ce68" table:formula="of:=[.X2]+[.$AI$1]" office:value-type="date" office:date-value="2019-03-21" calcext:value-type="date">
            <text:p>jeudi 21 </text:p>
          </table:table-cell>
          <table:table-cell table:style-name="ce68" table:formula="of:=[.Y2]+[.$AI$1]" office:value-type="date" office:date-value="2019-03-22" calcext:value-type="date">
            <text:p>vendredi 22 </text:p>
          </table:table-cell>
          <table:table-cell table:style-name="ce68" table:formula="of:=[.Z2]+[.$AI$1]" office:value-type="date" office:date-value="2019-03-23" calcext:value-type="date">
            <text:p>samedi 23 </text:p>
          </table:table-cell>
          <table:table-cell table:style-name="ce68" table:formula="of:=[.AA2]+[.$AI$1]" office:value-type="date" office:date-value="2019-03-24" calcext:value-type="date">
            <text:p>dimanche 24 </text:p>
          </table:table-cell>
          <table:table-cell table:style-name="ce68" table:formula="of:=[.AB2]+[.$AI$1]" office:value-type="date" office:date-value="2019-03-25" calcext:value-type="date">
            <text:p>lundi 25 </text:p>
          </table:table-cell>
          <table:table-cell table:style-name="ce68" table:formula="of:=[.AC2]+[.$AI$1]" office:value-type="date" office:date-value="2019-03-26" calcext:value-type="date">
            <text:p>mardi 26 </text:p>
          </table:table-cell>
          <table:table-cell table:style-name="ce68" table:formula="of:=[.AD2]+[.$AI$1]" office:value-type="date" office:date-value="2019-03-27" calcext:value-type="date">
            <text:p>mercredi 27 </text:p>
          </table:table-cell>
          <table:table-cell table:style-name="ce68" table:formula="of:=[.AE2]+[.$AI$1]" office:value-type="date" office:date-value="2019-03-28" calcext:value-type="date">
            <text:p>jeudi 28 </text:p>
          </table:table-cell>
          <table:table-cell table:style-name="ce68" table:formula="of:=[.AF2]+[.$AI$1]" office:value-type="date" office:date-value="2019-03-29" calcext:value-type="date">
            <text:p>vendredi 29 </text:p>
          </table:table-cell>
          <table:table-cell table:style-name="ce68" table:formula="of:=[.AG2]+[.$AI$1]" office:value-type="date" office:date-value="2019-03-30" calcext:value-type="date">
            <text:p>samedi 30 </text:p>
          </table:table-cell>
          <table:table-cell table:style-name="ce68" table:formula="of:=[.AH2]+[.$AI$1]" office:value-type="date" office:date-value="2019-03-31" calcext:value-type="date">
            <text:p>dimanche 31 </text:p>
          </table:table-cell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| FRANÇAIS : 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6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dictées.</text:p>
          </table:table-cell>
          <table:table-cell table:style-name="ce50" table:content-validation-name="val6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6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Maitriser toutes des règles de grammaire.</text:p>
          </table:table-cell>
          <table:table-cell table:style-name="ce50" table:content-validation-name="val6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Lire les oeuvres de membres de l'Académie Française</text:p>
          </table:table-cell>
          <table:table-cell table:style-name="ce50" table:content-validation-name="val6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6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6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00H00M00S" calcext:value-type="time">
            <text:p>0:00</text:p>
          </table:table-cell>
          <table:table-cell table:style-name="ce71" table:formula="of:=SUM([.E4:.E10])" office:value-type="time" office:time-value="PT00H00M00S" calcext:value-type="time">
            <text:p>0:00</text:p>
          </table:table-cell>
          <table:table-cell table:style-name="ce71" table:formula="of:=SUM([.F4:.F10])" office:value-type="time" office:time-value="PT00H00M00S" calcext:value-type="time">
            <text:p>0:00</text:p>
          </table:table-cell>
          <table:table-cell table:style-name="ce71" table:formula="of:=SUM([.G4:.G10])" office:value-type="time" office:time-value="PT00H00M00S" calcext:value-type="time">
            <text:p>0:00</text:p>
          </table:table-cell>
          <table:table-cell table:style-name="ce71" table:formula="of:=SUM([.H4:.H10])" office:value-type="time" office:time-value="PT00H00M00S" calcext:value-type="time">
            <text:p>0:00</text:p>
          </table:table-cell>
          <table:table-cell table:style-name="ce71" table:formula="of:=SUM([.I4:.I10])" office:value-type="time" office:time-value="PT00H00M00S" calcext:value-type="time">
            <text:p>0:00</text:p>
          </table:table-cell>
          <table:table-cell table:style-name="ce71" table:formula="of:=SUM([.J4:.J10])" office:value-type="time" office:time-value="PT00H00M00S" calcext:value-type="time">
            <text:p>0:00</text:p>
          </table:table-cell>
          <table:table-cell table:style-name="ce71" table:formula="of:=SUM([.K4:.K10])" office:value-type="time" office:time-value="PT00H00M00S" calcext:value-type="time">
            <text:p>0:0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: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7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: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: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7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vril 2019" table:style-name="ta5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04-01" calcext:value-type="date" table:number-columns-spanned="29" table:number-rows-spanned="1">
            <text:p>avril 2019</text:p>
          </table:table-cell>
          <table:covered-table-cell table:number-columns-repeated="28"/>
          <table:table-cell table:style-name="ce84" office:value-type="float" office:value="1" calcext:value-type="float">
            <office:annotation draw:style-name="gr3" draw:text-style-name="P2" svg:width="113.1mm" svg:height="19.31mm" svg:x="1084.35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84"/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8" table:formula="of:=[.E1]" office:value-type="date" office:date-value="2019-04-01" calcext:value-type="date">
            <text:p>lundi 1 </text:p>
          </table:table-cell>
          <table:table-cell table:style-name="ce68" table:formula="of:=[.E2]+[.$AH$1]" office:value-type="date" office:date-value="2019-04-02" calcext:value-type="date">
            <text:p>mardi 2 </text:p>
          </table:table-cell>
          <table:table-cell table:style-name="ce68" table:formula="of:=[.F2]+[.$AH$1]" office:value-type="date" office:date-value="2019-04-03" calcext:value-type="date">
            <text:p>mercredi 3 </text:p>
          </table:table-cell>
          <table:table-cell table:style-name="ce68" table:formula="of:=[.G2]+[.$AH$1]" office:value-type="date" office:date-value="2019-04-04" calcext:value-type="date">
            <text:p>jeudi 4 </text:p>
          </table:table-cell>
          <table:table-cell table:style-name="ce68" table:formula="of:=[.H2]+[.$AH$1]" office:value-type="date" office:date-value="2019-04-05" calcext:value-type="date">
            <text:p>vendredi 5 </text:p>
          </table:table-cell>
          <table:table-cell table:style-name="ce68" table:formula="of:=[.I2]+[.$AH$1]" office:value-type="date" office:date-value="2019-04-06" calcext:value-type="date">
            <text:p>samedi 6 </text:p>
          </table:table-cell>
          <table:table-cell table:style-name="ce68" table:formula="of:=[.J2]+[.$AH$1]" office:value-type="date" office:date-value="2019-04-07" calcext:value-type="date">
            <text:p>dimanche 7 </text:p>
          </table:table-cell>
          <table:table-cell table:style-name="ce68" table:formula="of:=[.K2]+[.$AH$1]" office:value-type="date" office:date-value="2019-04-08" calcext:value-type="date">
            <text:p>lundi 8 </text:p>
          </table:table-cell>
          <table:table-cell table:style-name="ce68" table:formula="of:=[.L2]+[.$AH$1]" office:value-type="date" office:date-value="2019-04-09" calcext:value-type="date">
            <text:p>mardi 9 </text:p>
          </table:table-cell>
          <table:table-cell table:style-name="ce68" table:formula="of:=[.M2]+[.$AH$1]" office:value-type="date" office:date-value="2019-04-10" calcext:value-type="date">
            <text:p>mercredi 10 </text:p>
          </table:table-cell>
          <table:table-cell table:style-name="ce68" table:formula="of:=[.N2]+[.$AH$1]" office:value-type="date" office:date-value="2019-04-11" calcext:value-type="date">
            <text:p>jeudi 11 </text:p>
          </table:table-cell>
          <table:table-cell table:style-name="ce68" table:formula="of:=[.O2]+[.$AH$1]" office:value-type="date" office:date-value="2019-04-12" calcext:value-type="date">
            <text:p>vendredi 12 </text:p>
          </table:table-cell>
          <table:table-cell table:style-name="ce68" table:formula="of:=[.P2]+[.$AH$1]" office:value-type="date" office:date-value="2019-04-13" calcext:value-type="date">
            <text:p>samedi 13 </text:p>
          </table:table-cell>
          <table:table-cell table:style-name="ce68" table:formula="of:=[.Q2]+[.$AH$1]" office:value-type="date" office:date-value="2019-04-14" calcext:value-type="date">
            <text:p>dimanche 14 </text:p>
          </table:table-cell>
          <table:table-cell table:style-name="ce68" table:formula="of:=[.R2]+[.$AH$1]" office:value-type="date" office:date-value="2019-04-15" calcext:value-type="date">
            <text:p>lundi 15 </text:p>
          </table:table-cell>
          <table:table-cell table:style-name="ce68" table:formula="of:=[.S2]+[.$AH$1]" office:value-type="date" office:date-value="2019-04-16" calcext:value-type="date">
            <text:p>mardi 16 </text:p>
          </table:table-cell>
          <table:table-cell table:style-name="ce68" table:formula="of:=[.T2]+[.$AH$1]" office:value-type="date" office:date-value="2019-04-17" calcext:value-type="date">
            <text:p>mercredi 17 </text:p>
          </table:table-cell>
          <table:table-cell table:style-name="ce68" table:formula="of:=[.U2]+[.$AH$1]" office:value-type="date" office:date-value="2019-04-18" calcext:value-type="date">
            <text:p>jeudi 18 </text:p>
          </table:table-cell>
          <table:table-cell table:style-name="ce68" table:formula="of:=[.V2]+[.$AH$1]" office:value-type="date" office:date-value="2019-04-19" calcext:value-type="date">
            <text:p>vendredi 19 </text:p>
          </table:table-cell>
          <table:table-cell table:style-name="ce68" table:formula="of:=[.W2]+[.$AH$1]" office:value-type="date" office:date-value="2019-04-20" calcext:value-type="date">
            <text:p>samedi 20 </text:p>
          </table:table-cell>
          <table:table-cell table:style-name="ce68" table:formula="of:=[.X2]+[.$AH$1]" office:value-type="date" office:date-value="2019-04-21" calcext:value-type="date">
            <text:p>dimanche 21 </text:p>
          </table:table-cell>
          <table:table-cell table:style-name="ce68" table:formula="of:=[.Y2]+[.$AH$1]" office:value-type="date" office:date-value="2019-04-22" calcext:value-type="date">
            <text:p>lundi 22 </text:p>
          </table:table-cell>
          <table:table-cell table:style-name="ce68" table:formula="of:=[.Z2]+[.$AH$1]" office:value-type="date" office:date-value="2019-04-23" calcext:value-type="date">
            <text:p>mardi 23 </text:p>
          </table:table-cell>
          <table:table-cell table:style-name="ce68" table:formula="of:=[.AA2]+[.$AH$1]" office:value-type="date" office:date-value="2019-04-24" calcext:value-type="date">
            <text:p>mercredi 24 </text:p>
          </table:table-cell>
          <table:table-cell table:style-name="ce68" table:formula="of:=[.AB2]+[.$AH$1]" office:value-type="date" office:date-value="2019-04-25" calcext:value-type="date">
            <text:p>jeudi 25 </text:p>
          </table:table-cell>
          <table:table-cell table:style-name="ce68" table:formula="of:=[.AC2]+[.$AH$1]" office:value-type="date" office:date-value="2019-04-26" calcext:value-type="date">
            <text:p>vendredi 26 </text:p>
          </table:table-cell>
          <table:table-cell table:style-name="ce68" table:formula="of:=[.AD2]+[.$AH$1]" office:value-type="date" office:date-value="2019-04-27" calcext:value-type="date">
            <text:p>samedi 27 </text:p>
          </table:table-cell>
          <table:table-cell table:style-name="ce68" table:formula="of:=[.AE2]+[.$AH$1]" office:value-type="date" office:date-value="2019-04-28" calcext:value-type="date">
            <text:p>dimanche 28 </text:p>
          </table:table-cell>
          <table:table-cell table:style-name="ce68" table:formula="of:=[.AF2]+[.$AH$1]" office:value-type="date" office:date-value="2019-04-29" calcext:value-type="date">
            <text:p>lundi 29 </text:p>
          </table:table-cell>
          <table:table-cell table:style-name="ce68" table:formula="of:=[.AG2]+[.$AH$1]" office:value-type="date" office:date-value="2019-04-30" calcext:value-type="date">
            <text:p>mardi 30 </text:p>
          </table:table-cell>
          <table:table-cell table:style-name="ce68"/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| FRANÇAIS : 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8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dictées.</text:p>
          </table:table-cell>
          <table:table-cell table:style-name="ce50" table:content-validation-name="val8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8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Maitriser toutes des règles de grammaire.</text:p>
          </table:table-cell>
          <table:table-cell table:style-name="ce50" table:content-validation-name="val8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Lire les oeuvres de membres de l'Académie Française</text:p>
          </table:table-cell>
          <table:table-cell table:style-name="ce50" table:content-validation-name="val8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8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8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00H00M00S" calcext:value-type="time">
            <text:p>0:00</text:p>
          </table:table-cell>
          <table:table-cell table:style-name="ce71" table:formula="of:=SUM([.E4:.E10])" office:value-type="time" office:time-value="PT00H00M00S" calcext:value-type="time">
            <text:p>0:00</text:p>
          </table:table-cell>
          <table:table-cell table:style-name="ce71" table:formula="of:=SUM([.F4:.F10])" office:value-type="time" office:time-value="PT00H00M00S" calcext:value-type="time">
            <text:p>0:00</text:p>
          </table:table-cell>
          <table:table-cell table:style-name="ce71" table:formula="of:=SUM([.G4:.G10])" office:value-type="time" office:time-value="PT00H00M00S" calcext:value-type="time">
            <text:p>0:00</text:p>
          </table:table-cell>
          <table:table-cell table:style-name="ce71" table:formula="of:=SUM([.H4:.H10])" office:value-type="time" office:time-value="PT00H00M00S" calcext:value-type="time">
            <text:p>0:00</text:p>
          </table:table-cell>
          <table:table-cell table:style-name="ce71" table:formula="of:=SUM([.I4:.I10])" office:value-type="time" office:time-value="PT00H00M00S" calcext:value-type="time">
            <text:p>0:00</text:p>
          </table:table-cell>
          <table:table-cell table:style-name="ce71" table:formula="of:=SUM([.J4:.J10])" office:value-type="time" office:time-value="PT00H00M00S" calcext:value-type="time">
            <text:p>0:00</text:p>
          </table:table-cell>
          <table:table-cell table:style-name="ce71" table:formula="of:=SUM([.K4:.K10])" office:value-type="time" office:time-value="PT00H00M00S" calcext:value-type="time">
            <text:p>0:0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: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7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: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: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9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 2019" table:style-name="ta6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05-01" calcext:value-type="date" table:number-columns-spanned="30" table:number-rows-spanned="1">
            <text:p>mai 2019</text:p>
          </table:table-cell>
          <table:covered-table-cell table:number-columns-repeated="29"/>
          <table:table-cell table:style-name="ce84" office:value-type="float" office:value="1" calcext:value-type="float">
            <office:annotation draw:style-name="gr3" draw:text-style-name="P2" svg:width="113.1mm" svg:height="19.31mm" svg:x="1112.62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8" table:formula="of:=[.E1]" office:value-type="date" office:date-value="2019-05-01" calcext:value-type="date">
            <text:p>mercredi 1 </text:p>
          </table:table-cell>
          <table:table-cell table:style-name="ce68" table:formula="of:=[.E2]+[.$AI$1]" office:value-type="date" office:date-value="2019-05-02" calcext:value-type="date">
            <text:p>jeudi 2 </text:p>
          </table:table-cell>
          <table:table-cell table:style-name="ce68" table:formula="of:=[.F2]+[.$AI$1]" office:value-type="date" office:date-value="2019-05-03" calcext:value-type="date">
            <text:p>vendredi 3 </text:p>
          </table:table-cell>
          <table:table-cell table:style-name="ce68" table:formula="of:=[.G2]+[.$AI$1]" office:value-type="date" office:date-value="2019-05-04" calcext:value-type="date">
            <text:p>samedi 4 </text:p>
          </table:table-cell>
          <table:table-cell table:style-name="ce68" table:formula="of:=[.H2]+[.$AI$1]" office:value-type="date" office:date-value="2019-05-05" calcext:value-type="date">
            <text:p>dimanche 5 </text:p>
          </table:table-cell>
          <table:table-cell table:style-name="ce68" table:formula="of:=[.I2]+[.$AI$1]" office:value-type="date" office:date-value="2019-05-06" calcext:value-type="date">
            <text:p>lundi 6 </text:p>
          </table:table-cell>
          <table:table-cell table:style-name="ce68" table:formula="of:=[.J2]+[.$AI$1]" office:value-type="date" office:date-value="2019-05-07" calcext:value-type="date">
            <text:p>mardi 7 </text:p>
          </table:table-cell>
          <table:table-cell table:style-name="ce68" table:formula="of:=[.K2]+[.$AI$1]" office:value-type="date" office:date-value="2019-05-08" calcext:value-type="date">
            <text:p>mercredi 8 </text:p>
          </table:table-cell>
          <table:table-cell table:style-name="ce68" table:formula="of:=[.L2]+[.$AI$1]" office:value-type="date" office:date-value="2019-05-09" calcext:value-type="date">
            <text:p>jeudi 9 </text:p>
          </table:table-cell>
          <table:table-cell table:style-name="ce68" table:formula="of:=[.M2]+[.$AI$1]" office:value-type="date" office:date-value="2019-05-10" calcext:value-type="date">
            <text:p>vendredi 10 </text:p>
          </table:table-cell>
          <table:table-cell table:style-name="ce68" table:formula="of:=[.N2]+[.$AI$1]" office:value-type="date" office:date-value="2019-05-11" calcext:value-type="date">
            <text:p>samedi 11 </text:p>
          </table:table-cell>
          <table:table-cell table:style-name="ce68" table:formula="of:=[.O2]+[.$AI$1]" office:value-type="date" office:date-value="2019-05-12" calcext:value-type="date">
            <text:p>dimanche 12 </text:p>
          </table:table-cell>
          <table:table-cell table:style-name="ce68" table:formula="of:=[.P2]+[.$AI$1]" office:value-type="date" office:date-value="2019-05-13" calcext:value-type="date">
            <text:p>lundi 13 </text:p>
          </table:table-cell>
          <table:table-cell table:style-name="ce68" table:formula="of:=[.Q2]+[.$AI$1]" office:value-type="date" office:date-value="2019-05-14" calcext:value-type="date">
            <text:p>mardi 14 </text:p>
          </table:table-cell>
          <table:table-cell table:style-name="ce68" table:formula="of:=[.R2]+[.$AI$1]" office:value-type="date" office:date-value="2019-05-15" calcext:value-type="date">
            <text:p>mercredi 15 </text:p>
          </table:table-cell>
          <table:table-cell table:style-name="ce68" table:formula="of:=[.S2]+[.$AI$1]" office:value-type="date" office:date-value="2019-05-16" calcext:value-type="date">
            <text:p>jeudi 16 </text:p>
          </table:table-cell>
          <table:table-cell table:style-name="ce68" table:formula="of:=[.T2]+[.$AI$1]" office:value-type="date" office:date-value="2019-05-17" calcext:value-type="date">
            <text:p>vendredi 17 </text:p>
          </table:table-cell>
          <table:table-cell table:style-name="ce68" table:formula="of:=[.U2]+[.$AI$1]" office:value-type="date" office:date-value="2019-05-18" calcext:value-type="date">
            <text:p>samedi 18 </text:p>
          </table:table-cell>
          <table:table-cell table:style-name="ce68" table:formula="of:=[.V2]+[.$AI$1]" office:value-type="date" office:date-value="2019-05-19" calcext:value-type="date">
            <text:p>dimanche 19 </text:p>
          </table:table-cell>
          <table:table-cell table:style-name="ce68" table:formula="of:=[.W2]+[.$AI$1]" office:value-type="date" office:date-value="2019-05-20" calcext:value-type="date">
            <text:p>lundi 20 </text:p>
          </table:table-cell>
          <table:table-cell table:style-name="ce68" table:formula="of:=[.X2]+[.$AI$1]" office:value-type="date" office:date-value="2019-05-21" calcext:value-type="date">
            <text:p>mardi 21 </text:p>
          </table:table-cell>
          <table:table-cell table:style-name="ce68" table:formula="of:=[.Y2]+[.$AI$1]" office:value-type="date" office:date-value="2019-05-22" calcext:value-type="date">
            <text:p>mercredi 22 </text:p>
          </table:table-cell>
          <table:table-cell table:style-name="ce68" table:formula="of:=[.Z2]+[.$AI$1]" office:value-type="date" office:date-value="2019-05-23" calcext:value-type="date">
            <text:p>jeudi 23 </text:p>
          </table:table-cell>
          <table:table-cell table:style-name="ce68" table:formula="of:=[.AA2]+[.$AI$1]" office:value-type="date" office:date-value="2019-05-24" calcext:value-type="date">
            <text:p>vendredi 24 </text:p>
          </table:table-cell>
          <table:table-cell table:style-name="ce68" table:formula="of:=[.AB2]+[.$AI$1]" office:value-type="date" office:date-value="2019-05-25" calcext:value-type="date">
            <text:p>samedi 25 </text:p>
          </table:table-cell>
          <table:table-cell table:style-name="ce68" table:formula="of:=[.AC2]+[.$AI$1]" office:value-type="date" office:date-value="2019-05-26" calcext:value-type="date">
            <text:p>dimanche 26 </text:p>
          </table:table-cell>
          <table:table-cell table:style-name="ce68" table:formula="of:=[.AD2]+[.$AI$1]" office:value-type="date" office:date-value="2019-05-27" calcext:value-type="date">
            <text:p>lundi 27 </text:p>
          </table:table-cell>
          <table:table-cell table:style-name="ce68" table:formula="of:=[.AE2]+[.$AI$1]" office:value-type="date" office:date-value="2019-05-28" calcext:value-type="date">
            <text:p>mardi 28 </text:p>
          </table:table-cell>
          <table:table-cell table:style-name="ce68" table:formula="of:=[.AF2]+[.$AI$1]" office:value-type="date" office:date-value="2019-05-29" calcext:value-type="date">
            <text:p>mercredi 29 </text:p>
          </table:table-cell>
          <table:table-cell table:style-name="ce68" table:formula="of:=[.AG2]+[.$AI$1]" office:value-type="date" office:date-value="2019-05-30" calcext:value-type="date">
            <text:p>jeudi 30 </text:p>
          </table:table-cell>
          <table:table-cell table:style-name="ce68" table:formula="of:=[.AH2]+[.$AI$1]" office:value-type="date" office:date-value="2019-05-31" calcext:value-type="date">
            <text:p>vendredi 31 </text:p>
          </table:table-cell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| FRANÇAIS : 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10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dictées.</text:p>
          </table:table-cell>
          <table:table-cell table:style-name="ce50" table:content-validation-name="val10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10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Maitriser toutes des règles de grammaire.</text:p>
          </table:table-cell>
          <table:table-cell table:style-name="ce50" table:content-validation-name="val10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Lire les oeuvres de membres de l'Académie Française</text:p>
          </table:table-cell>
          <table:table-cell table:style-name="ce50" table:content-validation-name="val10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10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10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00H00M00S" calcext:value-type="time">
            <text:p>0:00</text:p>
          </table:table-cell>
          <table:table-cell table:style-name="ce71" table:formula="of:=SUM([.E4:.E10])" office:value-type="time" office:time-value="PT00H00M00S" calcext:value-type="time">
            <text:p>0:00</text:p>
          </table:table-cell>
          <table:table-cell table:style-name="ce71" table:formula="of:=SUM([.F4:.F10])" office:value-type="time" office:time-value="PT00H00M00S" calcext:value-type="time">
            <text:p>0:00</text:p>
          </table:table-cell>
          <table:table-cell table:style-name="ce71" table:formula="of:=SUM([.G4:.G10])" office:value-type="time" office:time-value="PT00H00M00S" calcext:value-type="time">
            <text:p>0:00</text:p>
          </table:table-cell>
          <table:table-cell table:style-name="ce71" table:formula="of:=SUM([.H4:.H10])" office:value-type="time" office:time-value="PT00H00M00S" calcext:value-type="time">
            <text:p>0:00</text:p>
          </table:table-cell>
          <table:table-cell table:style-name="ce71" table:formula="of:=SUM([.I4:.I10])" office:value-type="time" office:time-value="PT00H00M00S" calcext:value-type="time">
            <text:p>0:00</text:p>
          </table:table-cell>
          <table:table-cell table:style-name="ce71" table:formula="of:=SUM([.J4:.J10])" office:value-type="time" office:time-value="PT00H00M00S" calcext:value-type="time">
            <text:p>0:00</text:p>
          </table:table-cell>
          <table:table-cell table:style-name="ce71" table:formula="of:=SUM([.K4:.K10])" office:value-type="time" office:time-value="PT00H00M00S" calcext:value-type="time">
            <text:p>0:0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: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7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: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: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11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Juin 2019" table:style-name="ta7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06-01" calcext:value-type="date" table:number-columns-spanned="29" table:number-rows-spanned="1">
            <text:p>juin 2019</text:p>
          </table:table-cell>
          <table:covered-table-cell table:number-columns-repeated="28"/>
          <table:table-cell table:style-name="ce84" office:value-type="float" office:value="1" calcext:value-type="float">
            <office:annotation draw:style-name="gr3" draw:text-style-name="P2" svg:width="113.1mm" svg:height="19.31mm" svg:x="1084.35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84"/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8" table:formula="of:=[.E1]" office:value-type="date" office:date-value="2019-06-01" calcext:value-type="date">
            <text:p>samedi 1 </text:p>
          </table:table-cell>
          <table:table-cell table:style-name="ce68" table:formula="of:=[.E2]+[.$AH$1]" office:value-type="date" office:date-value="2019-06-02" calcext:value-type="date">
            <text:p>dimanche 2 </text:p>
          </table:table-cell>
          <table:table-cell table:style-name="ce68" table:formula="of:=[.F2]+[.$AH$1]" office:value-type="date" office:date-value="2019-06-03" calcext:value-type="date">
            <text:p>lundi 3 </text:p>
          </table:table-cell>
          <table:table-cell table:style-name="ce68" table:formula="of:=[.G2]+[.$AH$1]" office:value-type="date" office:date-value="2019-06-04" calcext:value-type="date">
            <text:p>mardi 4 </text:p>
          </table:table-cell>
          <table:table-cell table:style-name="ce68" table:formula="of:=[.H2]+[.$AH$1]" office:value-type="date" office:date-value="2019-06-05" calcext:value-type="date">
            <text:p>mercredi 5 </text:p>
          </table:table-cell>
          <table:table-cell table:style-name="ce68" table:formula="of:=[.I2]+[.$AH$1]" office:value-type="date" office:date-value="2019-06-06" calcext:value-type="date">
            <text:p>jeudi 6 </text:p>
          </table:table-cell>
          <table:table-cell table:style-name="ce68" table:formula="of:=[.J2]+[.$AH$1]" office:value-type="date" office:date-value="2019-06-07" calcext:value-type="date">
            <text:p>vendredi 7 </text:p>
          </table:table-cell>
          <table:table-cell table:style-name="ce68" table:formula="of:=[.K2]+[.$AH$1]" office:value-type="date" office:date-value="2019-06-08" calcext:value-type="date">
            <text:p>samedi 8 </text:p>
          </table:table-cell>
          <table:table-cell table:style-name="ce68" table:formula="of:=[.L2]+[.$AH$1]" office:value-type="date" office:date-value="2019-06-09" calcext:value-type="date">
            <text:p>dimanche 9 </text:p>
          </table:table-cell>
          <table:table-cell table:style-name="ce68" table:formula="of:=[.M2]+[.$AH$1]" office:value-type="date" office:date-value="2019-06-10" calcext:value-type="date">
            <text:p>lundi 10 </text:p>
          </table:table-cell>
          <table:table-cell table:style-name="ce68" table:formula="of:=[.N2]+[.$AH$1]" office:value-type="date" office:date-value="2019-06-11" calcext:value-type="date">
            <text:p>mardi 11 </text:p>
          </table:table-cell>
          <table:table-cell table:style-name="ce68" table:formula="of:=[.O2]+[.$AH$1]" office:value-type="date" office:date-value="2019-06-12" calcext:value-type="date">
            <text:p>mercredi 12 </text:p>
          </table:table-cell>
          <table:table-cell table:style-name="ce68" table:formula="of:=[.P2]+[.$AH$1]" office:value-type="date" office:date-value="2019-06-13" calcext:value-type="date">
            <text:p>jeudi 13 </text:p>
          </table:table-cell>
          <table:table-cell table:style-name="ce68" table:formula="of:=[.Q2]+[.$AH$1]" office:value-type="date" office:date-value="2019-06-14" calcext:value-type="date">
            <text:p>vendredi 14 </text:p>
          </table:table-cell>
          <table:table-cell table:style-name="ce68" table:formula="of:=[.R2]+[.$AH$1]" office:value-type="date" office:date-value="2019-06-15" calcext:value-type="date">
            <text:p>samedi 15 </text:p>
          </table:table-cell>
          <table:table-cell table:style-name="ce68" table:formula="of:=[.S2]+[.$AH$1]" office:value-type="date" office:date-value="2019-06-16" calcext:value-type="date">
            <text:p>dimanche 16 </text:p>
          </table:table-cell>
          <table:table-cell table:style-name="ce68" table:formula="of:=[.T2]+[.$AH$1]" office:value-type="date" office:date-value="2019-06-17" calcext:value-type="date">
            <text:p>lundi 17 </text:p>
          </table:table-cell>
          <table:table-cell table:style-name="ce68" table:formula="of:=[.U2]+[.$AH$1]" office:value-type="date" office:date-value="2019-06-18" calcext:value-type="date">
            <text:p>mardi 18 </text:p>
          </table:table-cell>
          <table:table-cell table:style-name="ce68" table:formula="of:=[.V2]+[.$AH$1]" office:value-type="date" office:date-value="2019-06-19" calcext:value-type="date">
            <text:p>mercredi 19 </text:p>
          </table:table-cell>
          <table:table-cell table:style-name="ce68" table:formula="of:=[.W2]+[.$AH$1]" office:value-type="date" office:date-value="2019-06-20" calcext:value-type="date">
            <text:p>jeudi 20 </text:p>
          </table:table-cell>
          <table:table-cell table:style-name="ce68" table:formula="of:=[.X2]+[.$AH$1]" office:value-type="date" office:date-value="2019-06-21" calcext:value-type="date">
            <text:p>vendredi 21 </text:p>
          </table:table-cell>
          <table:table-cell table:style-name="ce68" table:formula="of:=[.Y2]+[.$AH$1]" office:value-type="date" office:date-value="2019-06-22" calcext:value-type="date">
            <text:p>samedi 22 </text:p>
          </table:table-cell>
          <table:table-cell table:style-name="ce68" table:formula="of:=[.Z2]+[.$AH$1]" office:value-type="date" office:date-value="2019-06-23" calcext:value-type="date">
            <text:p>dimanche 23 </text:p>
          </table:table-cell>
          <table:table-cell table:style-name="ce68" table:formula="of:=[.AA2]+[.$AH$1]" office:value-type="date" office:date-value="2019-06-24" calcext:value-type="date">
            <text:p>lundi 24 </text:p>
          </table:table-cell>
          <table:table-cell table:style-name="ce68" table:formula="of:=[.AB2]+[.$AH$1]" office:value-type="date" office:date-value="2019-06-25" calcext:value-type="date">
            <text:p>mardi 25 </text:p>
          </table:table-cell>
          <table:table-cell table:style-name="ce68" table:formula="of:=[.AC2]+[.$AH$1]" office:value-type="date" office:date-value="2019-06-26" calcext:value-type="date">
            <text:p>mercredi 26 </text:p>
          </table:table-cell>
          <table:table-cell table:style-name="ce68" table:formula="of:=[.AD2]+[.$AH$1]" office:value-type="date" office:date-value="2019-06-27" calcext:value-type="date">
            <text:p>jeudi 27 </text:p>
          </table:table-cell>
          <table:table-cell table:style-name="ce68" table:formula="of:=[.AE2]+[.$AH$1]" office:value-type="date" office:date-value="2019-06-28" calcext:value-type="date">
            <text:p>vendredi 28 </text:p>
          </table:table-cell>
          <table:table-cell table:style-name="ce68" table:formula="of:=[.AF2]+[.$AH$1]" office:value-type="date" office:date-value="2019-06-29" calcext:value-type="date">
            <text:p>samedi 29 </text:p>
          </table:table-cell>
          <table:table-cell table:style-name="ce68" table:formula="of:=[.AG2]+[.$AH$1]" office:value-type="date" office:date-value="2019-06-30" calcext:value-type="date">
            <text:p>dimanche 30 </text:p>
          </table:table-cell>
          <table:table-cell table:style-name="ce68"/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| FRANÇAIS : 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12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dictées.</text:p>
          </table:table-cell>
          <table:table-cell table:style-name="ce50" table:content-validation-name="val12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12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Maitriser toutes des règles de grammaire.</text:p>
          </table:table-cell>
          <table:table-cell table:style-name="ce50" table:content-validation-name="val12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Lire les oeuvres de membres de l'Académie Française</text:p>
          </table:table-cell>
          <table:table-cell table:style-name="ce50" table:content-validation-name="val12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12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12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00H00M00S" calcext:value-type="time">
            <text:p>0:00</text:p>
          </table:table-cell>
          <table:table-cell table:style-name="ce71" table:formula="of:=SUM([.E4:.E10])" office:value-type="time" office:time-value="PT00H00M00S" calcext:value-type="time">
            <text:p>0:00</text:p>
          </table:table-cell>
          <table:table-cell table:style-name="ce71" table:formula="of:=SUM([.F4:.F10])" office:value-type="time" office:time-value="PT00H00M00S" calcext:value-type="time">
            <text:p>0:00</text:p>
          </table:table-cell>
          <table:table-cell table:style-name="ce71" table:formula="of:=SUM([.G4:.G10])" office:value-type="time" office:time-value="PT00H00M00S" calcext:value-type="time">
            <text:p>0:00</text:p>
          </table:table-cell>
          <table:table-cell table:style-name="ce71" table:formula="of:=SUM([.H4:.H10])" office:value-type="time" office:time-value="PT00H00M00S" calcext:value-type="time">
            <text:p>0:00</text:p>
          </table:table-cell>
          <table:table-cell table:style-name="ce71" table:formula="of:=SUM([.I4:.I10])" office:value-type="time" office:time-value="PT00H00M00S" calcext:value-type="time">
            <text:p>0:00</text:p>
          </table:table-cell>
          <table:table-cell table:style-name="ce71" table:formula="of:=SUM([.J4:.J10])" office:value-type="time" office:time-value="PT00H00M00S" calcext:value-type="time">
            <text:p>0:00</text:p>
          </table:table-cell>
          <table:table-cell table:style-name="ce71" table:formula="of:=SUM([.K4:.K10])" office:value-type="time" office:time-value="PT00H00M00S" calcext:value-type="time">
            <text:p>0:0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: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7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: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: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13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Juillet 2019" table:style-name="ta8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07-01" calcext:value-type="date" table:number-columns-spanned="30" table:number-rows-spanned="1">
            <text:p>juillet 2019</text:p>
          </table:table-cell>
          <table:covered-table-cell table:number-columns-repeated="29"/>
          <table:table-cell table:style-name="ce84" office:value-type="float" office:value="1" calcext:value-type="float">
            <office:annotation draw:style-name="gr3" draw:text-style-name="P2" svg:width="113.1mm" svg:height="19.31mm" svg:x="1112.62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8" table:formula="of:=[.E1]" office:value-type="date" office:date-value="2019-07-01" calcext:value-type="date">
            <text:p>lundi 1 </text:p>
          </table:table-cell>
          <table:table-cell table:style-name="ce68" table:formula="of:=[.E2]+[.$AI$1]" office:value-type="date" office:date-value="2019-07-02" calcext:value-type="date">
            <text:p>mardi 2 </text:p>
          </table:table-cell>
          <table:table-cell table:style-name="ce68" table:formula="of:=[.F2]+[.$AI$1]" office:value-type="date" office:date-value="2019-07-03" calcext:value-type="date">
            <text:p>mercredi 3 </text:p>
          </table:table-cell>
          <table:table-cell table:style-name="ce68" table:formula="of:=[.G2]+[.$AI$1]" office:value-type="date" office:date-value="2019-07-04" calcext:value-type="date">
            <text:p>jeudi 4 </text:p>
          </table:table-cell>
          <table:table-cell table:style-name="ce68" table:formula="of:=[.H2]+[.$AI$1]" office:value-type="date" office:date-value="2019-07-05" calcext:value-type="date">
            <text:p>vendredi 5 </text:p>
          </table:table-cell>
          <table:table-cell table:style-name="ce68" table:formula="of:=[.I2]+[.$AI$1]" office:value-type="date" office:date-value="2019-07-06" calcext:value-type="date">
            <text:p>samedi 6 </text:p>
          </table:table-cell>
          <table:table-cell table:style-name="ce68" table:formula="of:=[.J2]+[.$AI$1]" office:value-type="date" office:date-value="2019-07-07" calcext:value-type="date">
            <text:p>dimanche 7 </text:p>
          </table:table-cell>
          <table:table-cell table:style-name="ce68" table:formula="of:=[.K2]+[.$AI$1]" office:value-type="date" office:date-value="2019-07-08" calcext:value-type="date">
            <text:p>lundi 8 </text:p>
          </table:table-cell>
          <table:table-cell table:style-name="ce68" table:formula="of:=[.L2]+[.$AI$1]" office:value-type="date" office:date-value="2019-07-09" calcext:value-type="date">
            <text:p>mardi 9 </text:p>
          </table:table-cell>
          <table:table-cell table:style-name="ce68" table:formula="of:=[.M2]+[.$AI$1]" office:value-type="date" office:date-value="2019-07-10" calcext:value-type="date">
            <text:p>mercredi 10 </text:p>
          </table:table-cell>
          <table:table-cell table:style-name="ce68" table:formula="of:=[.N2]+[.$AI$1]" office:value-type="date" office:date-value="2019-07-11" calcext:value-type="date">
            <text:p>jeudi 11 </text:p>
          </table:table-cell>
          <table:table-cell table:style-name="ce68" table:formula="of:=[.O2]+[.$AI$1]" office:value-type="date" office:date-value="2019-07-12" calcext:value-type="date">
            <text:p>vendredi 12 </text:p>
          </table:table-cell>
          <table:table-cell table:style-name="ce68" table:formula="of:=[.P2]+[.$AI$1]" office:value-type="date" office:date-value="2019-07-13" calcext:value-type="date">
            <text:p>samedi 13 </text:p>
          </table:table-cell>
          <table:table-cell table:style-name="ce68" table:formula="of:=[.Q2]+[.$AI$1]" office:value-type="date" office:date-value="2019-07-14" calcext:value-type="date">
            <text:p>dimanche 14 </text:p>
          </table:table-cell>
          <table:table-cell table:style-name="ce68" table:formula="of:=[.R2]+[.$AI$1]" office:value-type="date" office:date-value="2019-07-15" calcext:value-type="date">
            <text:p>lundi 15 </text:p>
          </table:table-cell>
          <table:table-cell table:style-name="ce68" table:formula="of:=[.S2]+[.$AI$1]" office:value-type="date" office:date-value="2019-07-16" calcext:value-type="date">
            <text:p>mardi 16 </text:p>
          </table:table-cell>
          <table:table-cell table:style-name="ce68" table:formula="of:=[.T2]+[.$AI$1]" office:value-type="date" office:date-value="2019-07-17" calcext:value-type="date">
            <text:p>mercredi 17 </text:p>
          </table:table-cell>
          <table:table-cell table:style-name="ce68" table:formula="of:=[.U2]+[.$AI$1]" office:value-type="date" office:date-value="2019-07-18" calcext:value-type="date">
            <text:p>jeudi 18 </text:p>
          </table:table-cell>
          <table:table-cell table:style-name="ce68" table:formula="of:=[.V2]+[.$AI$1]" office:value-type="date" office:date-value="2019-07-19" calcext:value-type="date">
            <text:p>vendredi 19 </text:p>
          </table:table-cell>
          <table:table-cell table:style-name="ce68" table:formula="of:=[.W2]+[.$AI$1]" office:value-type="date" office:date-value="2019-07-20" calcext:value-type="date">
            <text:p>samedi 20 </text:p>
          </table:table-cell>
          <table:table-cell table:style-name="ce68" table:formula="of:=[.X2]+[.$AI$1]" office:value-type="date" office:date-value="2019-07-21" calcext:value-type="date">
            <text:p>dimanche 21 </text:p>
          </table:table-cell>
          <table:table-cell table:style-name="ce68" table:formula="of:=[.Y2]+[.$AI$1]" office:value-type="date" office:date-value="2019-07-22" calcext:value-type="date">
            <text:p>lundi 22 </text:p>
          </table:table-cell>
          <table:table-cell table:style-name="ce68" table:formula="of:=[.Z2]+[.$AI$1]" office:value-type="date" office:date-value="2019-07-23" calcext:value-type="date">
            <text:p>mardi 23 </text:p>
          </table:table-cell>
          <table:table-cell table:style-name="ce68" table:formula="of:=[.AA2]+[.$AI$1]" office:value-type="date" office:date-value="2019-07-24" calcext:value-type="date">
            <text:p>mercredi 24 </text:p>
          </table:table-cell>
          <table:table-cell table:style-name="ce68" table:formula="of:=[.AB2]+[.$AI$1]" office:value-type="date" office:date-value="2019-07-25" calcext:value-type="date">
            <text:p>jeudi 25 </text:p>
          </table:table-cell>
          <table:table-cell table:style-name="ce68" table:formula="of:=[.AC2]+[.$AI$1]" office:value-type="date" office:date-value="2019-07-26" calcext:value-type="date">
            <text:p>vendredi 26 </text:p>
          </table:table-cell>
          <table:table-cell table:style-name="ce68" table:formula="of:=[.AD2]+[.$AI$1]" office:value-type="date" office:date-value="2019-07-27" calcext:value-type="date">
            <text:p>samedi 27 </text:p>
          </table:table-cell>
          <table:table-cell table:style-name="ce68" table:formula="of:=[.AE2]+[.$AI$1]" office:value-type="date" office:date-value="2019-07-28" calcext:value-type="date">
            <text:p>dimanche 28 </text:p>
          </table:table-cell>
          <table:table-cell table:style-name="ce68" table:formula="of:=[.AF2]+[.$AI$1]" office:value-type="date" office:date-value="2019-07-29" calcext:value-type="date">
            <text:p>lundi 29 </text:p>
          </table:table-cell>
          <table:table-cell table:style-name="ce68" table:formula="of:=[.AG2]+[.$AI$1]" office:value-type="date" office:date-value="2019-07-30" calcext:value-type="date">
            <text:p>mardi 30 </text:p>
          </table:table-cell>
          <table:table-cell table:style-name="ce68" table:formula="of:=[.AH2]+[.$AI$1]" office:value-type="date" office:date-value="2019-07-31" calcext:value-type="date">
            <text:p>mercredi 31 </text:p>
          </table:table-cell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| FRANÇAIS : 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14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dictées.</text:p>
          </table:table-cell>
          <table:table-cell table:style-name="ce50" table:content-validation-name="val14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14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Maitriser toutes des règles de grammaire.</text:p>
          </table:table-cell>
          <table:table-cell table:style-name="ce50" table:content-validation-name="val14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Lire les oeuvres de membres de l'Académie Française</text:p>
          </table:table-cell>
          <table:table-cell table:style-name="ce50" table:content-validation-name="val14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14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14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00H00M00S" calcext:value-type="time">
            <text:p>0:00</text:p>
          </table:table-cell>
          <table:table-cell table:style-name="ce71" table:formula="of:=SUM([.E4:.E10])" office:value-type="time" office:time-value="PT00H00M00S" calcext:value-type="time">
            <text:p>0:00</text:p>
          </table:table-cell>
          <table:table-cell table:style-name="ce71" table:formula="of:=SUM([.F4:.F10])" office:value-type="time" office:time-value="PT00H00M00S" calcext:value-type="time">
            <text:p>0:00</text:p>
          </table:table-cell>
          <table:table-cell table:style-name="ce71" table:formula="of:=SUM([.G4:.G10])" office:value-type="time" office:time-value="PT00H00M00S" calcext:value-type="time">
            <text:p>0:00</text:p>
          </table:table-cell>
          <table:table-cell table:style-name="ce71" table:formula="of:=SUM([.H4:.H10])" office:value-type="time" office:time-value="PT00H00M00S" calcext:value-type="time">
            <text:p>0:00</text:p>
          </table:table-cell>
          <table:table-cell table:style-name="ce71" table:formula="of:=SUM([.I4:.I10])" office:value-type="time" office:time-value="PT00H00M00S" calcext:value-type="time">
            <text:p>0:00</text:p>
          </table:table-cell>
          <table:table-cell table:style-name="ce71" table:formula="of:=SUM([.J4:.J10])" office:value-type="time" office:time-value="PT00H00M00S" calcext:value-type="time">
            <text:p>0:00</text:p>
          </table:table-cell>
          <table:table-cell table:style-name="ce71" table:formula="of:=SUM([.K4:.K10])" office:value-type="time" office:time-value="PT00H00M00S" calcext:value-type="time">
            <text:p>0:0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: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7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: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: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15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oût 2019" table:style-name="ta9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08-01" calcext:value-type="date" table:number-columns-spanned="30" table:number-rows-spanned="1">
            <text:p>août 2019</text:p>
          </table:table-cell>
          <table:covered-table-cell table:number-columns-repeated="29"/>
          <table:table-cell table:style-name="ce84" office:value-type="float" office:value="1" calcext:value-type="float">
            <office:annotation draw:style-name="gr3" draw:text-style-name="P2" svg:width="113.1mm" svg:height="19.31mm" svg:x="1112.62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8" table:formula="of:=[.E1]" office:value-type="date" office:date-value="2019-08-01" calcext:value-type="date">
            <text:p>jeudi 1 </text:p>
          </table:table-cell>
          <table:table-cell table:style-name="ce68" table:formula="of:=[.E2]+[.$AI$1]" office:value-type="date" office:date-value="2019-08-02" calcext:value-type="date">
            <text:p>vendredi 2 </text:p>
          </table:table-cell>
          <table:table-cell table:style-name="ce68" table:formula="of:=[.F2]+[.$AI$1]" office:value-type="date" office:date-value="2019-08-03" calcext:value-type="date">
            <text:p>samedi 3 </text:p>
          </table:table-cell>
          <table:table-cell table:style-name="ce68" table:formula="of:=[.G2]+[.$AI$1]" office:value-type="date" office:date-value="2019-08-04" calcext:value-type="date">
            <text:p>dimanche 4 </text:p>
          </table:table-cell>
          <table:table-cell table:style-name="ce68" table:formula="of:=[.H2]+[.$AI$1]" office:value-type="date" office:date-value="2019-08-05" calcext:value-type="date">
            <text:p>lundi 5 </text:p>
          </table:table-cell>
          <table:table-cell table:style-name="ce68" table:formula="of:=[.I2]+[.$AI$1]" office:value-type="date" office:date-value="2019-08-06" calcext:value-type="date">
            <text:p>mardi 6 </text:p>
          </table:table-cell>
          <table:table-cell table:style-name="ce68" table:formula="of:=[.J2]+[.$AI$1]" office:value-type="date" office:date-value="2019-08-07" calcext:value-type="date">
            <text:p>mercredi 7 </text:p>
          </table:table-cell>
          <table:table-cell table:style-name="ce68" table:formula="of:=[.K2]+[.$AI$1]" office:value-type="date" office:date-value="2019-08-08" calcext:value-type="date">
            <text:p>jeudi 8 </text:p>
          </table:table-cell>
          <table:table-cell table:style-name="ce68" table:formula="of:=[.L2]+[.$AI$1]" office:value-type="date" office:date-value="2019-08-09" calcext:value-type="date">
            <text:p>vendredi 9 </text:p>
          </table:table-cell>
          <table:table-cell table:style-name="ce68" table:formula="of:=[.M2]+[.$AI$1]" office:value-type="date" office:date-value="2019-08-10" calcext:value-type="date">
            <text:p>samedi 10 </text:p>
          </table:table-cell>
          <table:table-cell table:style-name="ce68" table:formula="of:=[.N2]+[.$AI$1]" office:value-type="date" office:date-value="2019-08-11" calcext:value-type="date">
            <text:p>dimanche 11 </text:p>
          </table:table-cell>
          <table:table-cell table:style-name="ce68" table:formula="of:=[.O2]+[.$AI$1]" office:value-type="date" office:date-value="2019-08-12" calcext:value-type="date">
            <text:p>lundi 12 </text:p>
          </table:table-cell>
          <table:table-cell table:style-name="ce68" table:formula="of:=[.P2]+[.$AI$1]" office:value-type="date" office:date-value="2019-08-13" calcext:value-type="date">
            <text:p>mardi 13 </text:p>
          </table:table-cell>
          <table:table-cell table:style-name="ce68" table:formula="of:=[.Q2]+[.$AI$1]" office:value-type="date" office:date-value="2019-08-14" calcext:value-type="date">
            <text:p>mercredi 14 </text:p>
          </table:table-cell>
          <table:table-cell table:style-name="ce68" table:formula="of:=[.R2]+[.$AI$1]" office:value-type="date" office:date-value="2019-08-15" calcext:value-type="date">
            <text:p>jeudi 15 </text:p>
          </table:table-cell>
          <table:table-cell table:style-name="ce68" table:formula="of:=[.S2]+[.$AI$1]" office:value-type="date" office:date-value="2019-08-16" calcext:value-type="date">
            <text:p>vendredi 16 </text:p>
          </table:table-cell>
          <table:table-cell table:style-name="ce68" table:formula="of:=[.T2]+[.$AI$1]" office:value-type="date" office:date-value="2019-08-17" calcext:value-type="date">
            <text:p>samedi 17 </text:p>
          </table:table-cell>
          <table:table-cell table:style-name="ce68" table:formula="of:=[.U2]+[.$AI$1]" office:value-type="date" office:date-value="2019-08-18" calcext:value-type="date">
            <text:p>dimanche 18 </text:p>
          </table:table-cell>
          <table:table-cell table:style-name="ce68" table:formula="of:=[.V2]+[.$AI$1]" office:value-type="date" office:date-value="2019-08-19" calcext:value-type="date">
            <text:p>lundi 19 </text:p>
          </table:table-cell>
          <table:table-cell table:style-name="ce68" table:formula="of:=[.W2]+[.$AI$1]" office:value-type="date" office:date-value="2019-08-20" calcext:value-type="date">
            <text:p>mardi 20 </text:p>
          </table:table-cell>
          <table:table-cell table:style-name="ce68" table:formula="of:=[.X2]+[.$AI$1]" office:value-type="date" office:date-value="2019-08-21" calcext:value-type="date">
            <text:p>mercredi 21 </text:p>
          </table:table-cell>
          <table:table-cell table:style-name="ce68" table:formula="of:=[.Y2]+[.$AI$1]" office:value-type="date" office:date-value="2019-08-22" calcext:value-type="date">
            <text:p>jeudi 22 </text:p>
          </table:table-cell>
          <table:table-cell table:style-name="ce68" table:formula="of:=[.Z2]+[.$AI$1]" office:value-type="date" office:date-value="2019-08-23" calcext:value-type="date">
            <text:p>vendredi 23 </text:p>
          </table:table-cell>
          <table:table-cell table:style-name="ce68" table:formula="of:=[.AA2]+[.$AI$1]" office:value-type="date" office:date-value="2019-08-24" calcext:value-type="date">
            <text:p>samedi 24 </text:p>
          </table:table-cell>
          <table:table-cell table:style-name="ce68" table:formula="of:=[.AB2]+[.$AI$1]" office:value-type="date" office:date-value="2019-08-25" calcext:value-type="date">
            <text:p>dimanche 25 </text:p>
          </table:table-cell>
          <table:table-cell table:style-name="ce68" table:formula="of:=[.AC2]+[.$AI$1]" office:value-type="date" office:date-value="2019-08-26" calcext:value-type="date">
            <text:p>lundi 26 </text:p>
          </table:table-cell>
          <table:table-cell table:style-name="ce68" table:formula="of:=[.AD2]+[.$AI$1]" office:value-type="date" office:date-value="2019-08-27" calcext:value-type="date">
            <text:p>mardi 27 </text:p>
          </table:table-cell>
          <table:table-cell table:style-name="ce68" table:formula="of:=[.AE2]+[.$AI$1]" office:value-type="date" office:date-value="2019-08-28" calcext:value-type="date">
            <text:p>mercredi 28 </text:p>
          </table:table-cell>
          <table:table-cell table:style-name="ce68" table:formula="of:=[.AF2]+[.$AI$1]" office:value-type="date" office:date-value="2019-08-29" calcext:value-type="date">
            <text:p>jeudi 29 </text:p>
          </table:table-cell>
          <table:table-cell table:style-name="ce68" table:formula="of:=[.AG2]+[.$AI$1]" office:value-type="date" office:date-value="2019-08-30" calcext:value-type="date">
            <text:p>vendredi 30 </text:p>
          </table:table-cell>
          <table:table-cell table:style-name="ce68" table:formula="of:=[.AH2]+[.$AI$1]" office:value-type="date" office:date-value="2019-08-31" calcext:value-type="date">
            <text:p>samedi 31 </text:p>
          </table:table-cell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| FRANÇAIS : 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16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dictées.</text:p>
          </table:table-cell>
          <table:table-cell table:style-name="ce50" table:content-validation-name="val16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16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Maitriser toutes des règles de grammaire.</text:p>
          </table:table-cell>
          <table:table-cell table:style-name="ce50" table:content-validation-name="val16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Lire les oeuvres de membres de l'Académie Française</text:p>
          </table:table-cell>
          <table:table-cell table:style-name="ce50" table:content-validation-name="val16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16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16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00H00M00S" calcext:value-type="time">
            <text:p>0:00</text:p>
          </table:table-cell>
          <table:table-cell table:style-name="ce71" table:formula="of:=SUM([.E4:.E10])" office:value-type="time" office:time-value="PT00H00M00S" calcext:value-type="time">
            <text:p>0:00</text:p>
          </table:table-cell>
          <table:table-cell table:style-name="ce71" table:formula="of:=SUM([.F4:.F10])" office:value-type="time" office:time-value="PT00H00M00S" calcext:value-type="time">
            <text:p>0:00</text:p>
          </table:table-cell>
          <table:table-cell table:style-name="ce71" table:formula="of:=SUM([.G4:.G10])" office:value-type="time" office:time-value="PT00H00M00S" calcext:value-type="time">
            <text:p>0:00</text:p>
          </table:table-cell>
          <table:table-cell table:style-name="ce71" table:formula="of:=SUM([.H4:.H10])" office:value-type="time" office:time-value="PT00H00M00S" calcext:value-type="time">
            <text:p>0:00</text:p>
          </table:table-cell>
          <table:table-cell table:style-name="ce71" table:formula="of:=SUM([.I4:.I10])" office:value-type="time" office:time-value="PT00H00M00S" calcext:value-type="time">
            <text:p>0:00</text:p>
          </table:table-cell>
          <table:table-cell table:style-name="ce71" table:formula="of:=SUM([.J4:.J10])" office:value-type="time" office:time-value="PT00H00M00S" calcext:value-type="time">
            <text:p>0:00</text:p>
          </table:table-cell>
          <table:table-cell table:style-name="ce71" table:formula="of:=SUM([.K4:.K10])" office:value-type="time" office:time-value="PT00H00M00S" calcext:value-type="time">
            <text:p>0:0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: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7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: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: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17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eptembre 2019" table:style-name="ta10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09-01" calcext:value-type="date" table:number-columns-spanned="29" table:number-rows-spanned="1">
            <text:p>septembre 2019</text:p>
          </table:table-cell>
          <table:covered-table-cell table:number-columns-repeated="28"/>
          <table:table-cell table:style-name="ce84" office:value-type="float" office:value="1" calcext:value-type="float">
            <office:annotation draw:style-name="gr3" draw:text-style-name="P2" svg:width="113.1mm" svg:height="19.31mm" svg:x="1084.35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84"/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8" table:formula="of:=[.E1]" office:value-type="date" office:date-value="2019-09-01" calcext:value-type="date">
            <text:p>dimanche 1 </text:p>
          </table:table-cell>
          <table:table-cell table:style-name="ce68" table:formula="of:=[.E2]+[.$AH$1]" office:value-type="date" office:date-value="2019-09-02" calcext:value-type="date">
            <text:p>lundi 2 </text:p>
          </table:table-cell>
          <table:table-cell table:style-name="ce68" table:formula="of:=[.F2]+[.$AH$1]" office:value-type="date" office:date-value="2019-09-03" calcext:value-type="date">
            <text:p>mardi 3 </text:p>
          </table:table-cell>
          <table:table-cell table:style-name="ce68" table:formula="of:=[.G2]+[.$AH$1]" office:value-type="date" office:date-value="2019-09-04" calcext:value-type="date">
            <text:p>mercredi 4 </text:p>
          </table:table-cell>
          <table:table-cell table:style-name="ce68" table:formula="of:=[.H2]+[.$AH$1]" office:value-type="date" office:date-value="2019-09-05" calcext:value-type="date">
            <text:p>jeudi 5 </text:p>
          </table:table-cell>
          <table:table-cell table:style-name="ce68" table:formula="of:=[.I2]+[.$AH$1]" office:value-type="date" office:date-value="2019-09-06" calcext:value-type="date">
            <text:p>vendredi 6 </text:p>
          </table:table-cell>
          <table:table-cell table:style-name="ce68" table:formula="of:=[.J2]+[.$AH$1]" office:value-type="date" office:date-value="2019-09-07" calcext:value-type="date">
            <text:p>samedi 7 </text:p>
          </table:table-cell>
          <table:table-cell table:style-name="ce68" table:formula="of:=[.K2]+[.$AH$1]" office:value-type="date" office:date-value="2019-09-08" calcext:value-type="date">
            <text:p>dimanche 8 </text:p>
          </table:table-cell>
          <table:table-cell table:style-name="ce68" table:formula="of:=[.L2]+[.$AH$1]" office:value-type="date" office:date-value="2019-09-09" calcext:value-type="date">
            <text:p>lundi 9 </text:p>
          </table:table-cell>
          <table:table-cell table:style-name="ce68" table:formula="of:=[.M2]+[.$AH$1]" office:value-type="date" office:date-value="2019-09-10" calcext:value-type="date">
            <text:p>mardi 10 </text:p>
          </table:table-cell>
          <table:table-cell table:style-name="ce68" table:formula="of:=[.N2]+[.$AH$1]" office:value-type="date" office:date-value="2019-09-11" calcext:value-type="date">
            <text:p>mercredi 11 </text:p>
          </table:table-cell>
          <table:table-cell table:style-name="ce68" table:formula="of:=[.O2]+[.$AH$1]" office:value-type="date" office:date-value="2019-09-12" calcext:value-type="date">
            <text:p>jeudi 12 </text:p>
          </table:table-cell>
          <table:table-cell table:style-name="ce68" table:formula="of:=[.P2]+[.$AH$1]" office:value-type="date" office:date-value="2019-09-13" calcext:value-type="date">
            <text:p>vendredi 13 </text:p>
          </table:table-cell>
          <table:table-cell table:style-name="ce68" table:formula="of:=[.Q2]+[.$AH$1]" office:value-type="date" office:date-value="2019-09-14" calcext:value-type="date">
            <text:p>samedi 14 </text:p>
          </table:table-cell>
          <table:table-cell table:style-name="ce68" table:formula="of:=[.R2]+[.$AH$1]" office:value-type="date" office:date-value="2019-09-15" calcext:value-type="date">
            <text:p>dimanche 15 </text:p>
          </table:table-cell>
          <table:table-cell table:style-name="ce68" table:formula="of:=[.S2]+[.$AH$1]" office:value-type="date" office:date-value="2019-09-16" calcext:value-type="date">
            <text:p>lundi 16 </text:p>
          </table:table-cell>
          <table:table-cell table:style-name="ce68" table:formula="of:=[.T2]+[.$AH$1]" office:value-type="date" office:date-value="2019-09-17" calcext:value-type="date">
            <text:p>mardi 17 </text:p>
          </table:table-cell>
          <table:table-cell table:style-name="ce68" table:formula="of:=[.U2]+[.$AH$1]" office:value-type="date" office:date-value="2019-09-18" calcext:value-type="date">
            <text:p>mercredi 18 </text:p>
          </table:table-cell>
          <table:table-cell table:style-name="ce68" table:formula="of:=[.V2]+[.$AH$1]" office:value-type="date" office:date-value="2019-09-19" calcext:value-type="date">
            <text:p>jeudi 19 </text:p>
          </table:table-cell>
          <table:table-cell table:style-name="ce68" table:formula="of:=[.W2]+[.$AH$1]" office:value-type="date" office:date-value="2019-09-20" calcext:value-type="date">
            <text:p>vendredi 20 </text:p>
          </table:table-cell>
          <table:table-cell table:style-name="ce68" table:formula="of:=[.X2]+[.$AH$1]" office:value-type="date" office:date-value="2019-09-21" calcext:value-type="date">
            <text:p>samedi 21 </text:p>
          </table:table-cell>
          <table:table-cell table:style-name="ce68" table:formula="of:=[.Y2]+[.$AH$1]" office:value-type="date" office:date-value="2019-09-22" calcext:value-type="date">
            <text:p>dimanche 22 </text:p>
          </table:table-cell>
          <table:table-cell table:style-name="ce68" table:formula="of:=[.Z2]+[.$AH$1]" office:value-type="date" office:date-value="2019-09-23" calcext:value-type="date">
            <text:p>lundi 23 </text:p>
          </table:table-cell>
          <table:table-cell table:style-name="ce68" table:formula="of:=[.AA2]+[.$AH$1]" office:value-type="date" office:date-value="2019-09-24" calcext:value-type="date">
            <text:p>mardi 24 </text:p>
          </table:table-cell>
          <table:table-cell table:style-name="ce68" table:formula="of:=[.AB2]+[.$AH$1]" office:value-type="date" office:date-value="2019-09-25" calcext:value-type="date">
            <text:p>mercredi 25 </text:p>
          </table:table-cell>
          <table:table-cell table:style-name="ce68" table:formula="of:=[.AC2]+[.$AH$1]" office:value-type="date" office:date-value="2019-09-26" calcext:value-type="date">
            <text:p>jeudi 26 </text:p>
          </table:table-cell>
          <table:table-cell table:style-name="ce68" table:formula="of:=[.AD2]+[.$AH$1]" office:value-type="date" office:date-value="2019-09-27" calcext:value-type="date">
            <text:p>vendredi 27 </text:p>
          </table:table-cell>
          <table:table-cell table:style-name="ce68" table:formula="of:=[.AE2]+[.$AH$1]" office:value-type="date" office:date-value="2019-09-28" calcext:value-type="date">
            <text:p>samedi 28 </text:p>
          </table:table-cell>
          <table:table-cell table:style-name="ce68" table:formula="of:=[.AF2]+[.$AH$1]" office:value-type="date" office:date-value="2019-09-29" calcext:value-type="date">
            <text:p>dimanche 29 </text:p>
          </table:table-cell>
          <table:table-cell table:style-name="ce68" table:formula="of:=[.AG2]+[.$AH$1]" office:value-type="date" office:date-value="2019-09-30" calcext:value-type="date">
            <text:p>lundi 30 </text:p>
          </table:table-cell>
          <table:table-cell table:style-name="ce68"/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| FRANÇAIS : 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18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dictées.</text:p>
          </table:table-cell>
          <table:table-cell table:style-name="ce50" table:content-validation-name="val18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18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Maitriser toutes des règles de grammaire.</text:p>
          </table:table-cell>
          <table:table-cell table:style-name="ce50" table:content-validation-name="val18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Lire les oeuvres de membres de l'Académie Française</text:p>
          </table:table-cell>
          <table:table-cell table:style-name="ce50" table:content-validation-name="val18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18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18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00H00M00S" calcext:value-type="time">
            <text:p>0:00</text:p>
          </table:table-cell>
          <table:table-cell table:style-name="ce71" table:formula="of:=SUM([.E4:.E10])" office:value-type="time" office:time-value="PT00H00M00S" calcext:value-type="time">
            <text:p>0:00</text:p>
          </table:table-cell>
          <table:table-cell table:style-name="ce71" table:formula="of:=SUM([.F4:.F10])" office:value-type="time" office:time-value="PT00H00M00S" calcext:value-type="time">
            <text:p>0:00</text:p>
          </table:table-cell>
          <table:table-cell table:style-name="ce71" table:formula="of:=SUM([.G4:.G10])" office:value-type="time" office:time-value="PT00H00M00S" calcext:value-type="time">
            <text:p>0:00</text:p>
          </table:table-cell>
          <table:table-cell table:style-name="ce71" table:formula="of:=SUM([.H4:.H10])" office:value-type="time" office:time-value="PT00H00M00S" calcext:value-type="time">
            <text:p>0:00</text:p>
          </table:table-cell>
          <table:table-cell table:style-name="ce71" table:formula="of:=SUM([.I4:.I10])" office:value-type="time" office:time-value="PT00H00M00S" calcext:value-type="time">
            <text:p>0:00</text:p>
          </table:table-cell>
          <table:table-cell table:style-name="ce71" table:formula="of:=SUM([.J4:.J10])" office:value-type="time" office:time-value="PT00H00M00S" calcext:value-type="time">
            <text:p>0:00</text:p>
          </table:table-cell>
          <table:table-cell table:style-name="ce71" table:formula="of:=SUM([.K4:.K10])" office:value-type="time" office:time-value="PT00H00M00S" calcext:value-type="time">
            <text:p>0:0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: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7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: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: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19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ctobre 2019" table:style-name="ta1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10-01" calcext:value-type="date" table:number-columns-spanned="30" table:number-rows-spanned="1">
            <text:p>octobre 2019</text:p>
          </table:table-cell>
          <table:covered-table-cell table:number-columns-repeated="29"/>
          <table:table-cell table:style-name="ce84" office:value-type="float" office:value="1" calcext:value-type="float">
            <office:annotation draw:style-name="gr3" draw:text-style-name="P2" svg:width="113.1mm" svg:height="19.31mm" svg:x="1112.62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8" table:formula="of:=[.E1]" office:value-type="date" office:date-value="2019-10-01" calcext:value-type="date">
            <text:p>mardi 1 </text:p>
          </table:table-cell>
          <table:table-cell table:style-name="ce68" table:formula="of:=[.E2]+[.$AI$1]" office:value-type="date" office:date-value="2019-10-02" calcext:value-type="date">
            <text:p>mercredi 2 </text:p>
          </table:table-cell>
          <table:table-cell table:style-name="ce68" table:formula="of:=[.F2]+[.$AI$1]" office:value-type="date" office:date-value="2019-10-03" calcext:value-type="date">
            <text:p>jeudi 3 </text:p>
          </table:table-cell>
          <table:table-cell table:style-name="ce68" table:formula="of:=[.G2]+[.$AI$1]" office:value-type="date" office:date-value="2019-10-04" calcext:value-type="date">
            <text:p>vendredi 4 </text:p>
          </table:table-cell>
          <table:table-cell table:style-name="ce68" table:formula="of:=[.H2]+[.$AI$1]" office:value-type="date" office:date-value="2019-10-05" calcext:value-type="date">
            <text:p>samedi 5 </text:p>
          </table:table-cell>
          <table:table-cell table:style-name="ce68" table:formula="of:=[.I2]+[.$AI$1]" office:value-type="date" office:date-value="2019-10-06" calcext:value-type="date">
            <text:p>dimanche 6 </text:p>
          </table:table-cell>
          <table:table-cell table:style-name="ce68" table:formula="of:=[.J2]+[.$AI$1]" office:value-type="date" office:date-value="2019-10-07" calcext:value-type="date">
            <text:p>lundi 7 </text:p>
          </table:table-cell>
          <table:table-cell table:style-name="ce68" table:formula="of:=[.K2]+[.$AI$1]" office:value-type="date" office:date-value="2019-10-08" calcext:value-type="date">
            <text:p>mardi 8 </text:p>
          </table:table-cell>
          <table:table-cell table:style-name="ce68" table:formula="of:=[.L2]+[.$AI$1]" office:value-type="date" office:date-value="2019-10-09" calcext:value-type="date">
            <text:p>mercredi 9 </text:p>
          </table:table-cell>
          <table:table-cell table:style-name="ce68" table:formula="of:=[.M2]+[.$AI$1]" office:value-type="date" office:date-value="2019-10-10" calcext:value-type="date">
            <text:p>jeudi 10 </text:p>
          </table:table-cell>
          <table:table-cell table:style-name="ce68" table:formula="of:=[.N2]+[.$AI$1]" office:value-type="date" office:date-value="2019-10-11" calcext:value-type="date">
            <text:p>vendredi 11 </text:p>
          </table:table-cell>
          <table:table-cell table:style-name="ce68" table:formula="of:=[.O2]+[.$AI$1]" office:value-type="date" office:date-value="2019-10-12" calcext:value-type="date">
            <text:p>samedi 12 </text:p>
          </table:table-cell>
          <table:table-cell table:style-name="ce68" table:formula="of:=[.P2]+[.$AI$1]" office:value-type="date" office:date-value="2019-10-13" calcext:value-type="date">
            <text:p>dimanche 13 </text:p>
          </table:table-cell>
          <table:table-cell table:style-name="ce68" table:formula="of:=[.Q2]+[.$AI$1]" office:value-type="date" office:date-value="2019-10-14" calcext:value-type="date">
            <text:p>lundi 14 </text:p>
          </table:table-cell>
          <table:table-cell table:style-name="ce68" table:formula="of:=[.R2]+[.$AI$1]" office:value-type="date" office:date-value="2019-10-15" calcext:value-type="date">
            <text:p>mardi 15 </text:p>
          </table:table-cell>
          <table:table-cell table:style-name="ce68" table:formula="of:=[.S2]+[.$AI$1]" office:value-type="date" office:date-value="2019-10-16" calcext:value-type="date">
            <text:p>mercredi 16 </text:p>
          </table:table-cell>
          <table:table-cell table:style-name="ce68" table:formula="of:=[.T2]+[.$AI$1]" office:value-type="date" office:date-value="2019-10-17" calcext:value-type="date">
            <text:p>jeudi 17 </text:p>
          </table:table-cell>
          <table:table-cell table:style-name="ce68" table:formula="of:=[.U2]+[.$AI$1]" office:value-type="date" office:date-value="2019-10-18" calcext:value-type="date">
            <text:p>vendredi 18 </text:p>
          </table:table-cell>
          <table:table-cell table:style-name="ce68" table:formula="of:=[.V2]+[.$AI$1]" office:value-type="date" office:date-value="2019-10-19" calcext:value-type="date">
            <text:p>samedi 19 </text:p>
          </table:table-cell>
          <table:table-cell table:style-name="ce68" table:formula="of:=[.W2]+[.$AI$1]" office:value-type="date" office:date-value="2019-10-20" calcext:value-type="date">
            <text:p>dimanche 20 </text:p>
          </table:table-cell>
          <table:table-cell table:style-name="ce68" table:formula="of:=[.X2]+[.$AI$1]" office:value-type="date" office:date-value="2019-10-21" calcext:value-type="date">
            <text:p>lundi 21 </text:p>
          </table:table-cell>
          <table:table-cell table:style-name="ce68" table:formula="of:=[.Y2]+[.$AI$1]" office:value-type="date" office:date-value="2019-10-22" calcext:value-type="date">
            <text:p>mardi 22 </text:p>
          </table:table-cell>
          <table:table-cell table:style-name="ce68" table:formula="of:=[.Z2]+[.$AI$1]" office:value-type="date" office:date-value="2019-10-23" calcext:value-type="date">
            <text:p>mercredi 23 </text:p>
          </table:table-cell>
          <table:table-cell table:style-name="ce68" table:formula="of:=[.AA2]+[.$AI$1]" office:value-type="date" office:date-value="2019-10-24" calcext:value-type="date">
            <text:p>jeudi 24 </text:p>
          </table:table-cell>
          <table:table-cell table:style-name="ce68" table:formula="of:=[.AB2]+[.$AI$1]" office:value-type="date" office:date-value="2019-10-25" calcext:value-type="date">
            <text:p>vendredi 25 </text:p>
          </table:table-cell>
          <table:table-cell table:style-name="ce68" table:formula="of:=[.AC2]+[.$AI$1]" office:value-type="date" office:date-value="2019-10-26" calcext:value-type="date">
            <text:p>samedi 26 </text:p>
          </table:table-cell>
          <table:table-cell table:style-name="ce68" table:formula="of:=[.AD2]+[.$AI$1]" office:value-type="date" office:date-value="2019-10-27" calcext:value-type="date">
            <text:p>dimanche 27 </text:p>
          </table:table-cell>
          <table:table-cell table:style-name="ce68" table:formula="of:=[.AE2]+[.$AI$1]" office:value-type="date" office:date-value="2019-10-28" calcext:value-type="date">
            <text:p>lundi 28 </text:p>
          </table:table-cell>
          <table:table-cell table:style-name="ce68" table:formula="of:=[.AF2]+[.$AI$1]" office:value-type="date" office:date-value="2019-10-29" calcext:value-type="date">
            <text:p>mardi 29 </text:p>
          </table:table-cell>
          <table:table-cell table:style-name="ce68" table:formula="of:=[.AG2]+[.$AI$1]" office:value-type="date" office:date-value="2019-10-30" calcext:value-type="date">
            <text:p>mercredi 30 </text:p>
          </table:table-cell>
          <table:table-cell table:style-name="ce68" table:formula="of:=[.AH2]+[.$AI$1]" office:value-type="date" office:date-value="2019-10-31" calcext:value-type="date">
            <text:p>jeudi 31 </text:p>
          </table:table-cell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| FRANÇAIS : 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20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dictées.</text:p>
          </table:table-cell>
          <table:table-cell table:style-name="ce50" table:content-validation-name="val20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20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Maitriser toutes des règles de grammaire.</text:p>
          </table:table-cell>
          <table:table-cell table:style-name="ce50" table:content-validation-name="val20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Lire les oeuvres de membres de l'Académie Française</text:p>
          </table:table-cell>
          <table:table-cell table:style-name="ce50" table:content-validation-name="val20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20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20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00H00M00S" calcext:value-type="time">
            <text:p>0:00</text:p>
          </table:table-cell>
          <table:table-cell table:style-name="ce71" table:formula="of:=SUM([.E4:.E10])" office:value-type="time" office:time-value="PT00H00M00S" calcext:value-type="time">
            <text:p>0:00</text:p>
          </table:table-cell>
          <table:table-cell table:style-name="ce71" table:formula="of:=SUM([.F4:.F10])" office:value-type="time" office:time-value="PT00H00M00S" calcext:value-type="time">
            <text:p>0:00</text:p>
          </table:table-cell>
          <table:table-cell table:style-name="ce71" table:formula="of:=SUM([.G4:.G10])" office:value-type="time" office:time-value="PT00H00M00S" calcext:value-type="time">
            <text:p>0:00</text:p>
          </table:table-cell>
          <table:table-cell table:style-name="ce71" table:formula="of:=SUM([.H4:.H10])" office:value-type="time" office:time-value="PT00H00M00S" calcext:value-type="time">
            <text:p>0:00</text:p>
          </table:table-cell>
          <table:table-cell table:style-name="ce71" table:formula="of:=SUM([.I4:.I10])" office:value-type="time" office:time-value="PT00H00M00S" calcext:value-type="time">
            <text:p>0:00</text:p>
          </table:table-cell>
          <table:table-cell table:style-name="ce71" table:formula="of:=SUM([.J4:.J10])" office:value-type="time" office:time-value="PT00H00M00S" calcext:value-type="time">
            <text:p>0:00</text:p>
          </table:table-cell>
          <table:table-cell table:style-name="ce71" table:formula="of:=SUM([.K4:.K10])" office:value-type="time" office:time-value="PT00H00M00S" calcext:value-type="time">
            <text:p>0:0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: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7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: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: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21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vembre 2019" table:style-name="ta1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11-01" calcext:value-type="date" table:number-columns-spanned="29" table:number-rows-spanned="1">
            <text:p>novembre 2019</text:p>
          </table:table-cell>
          <table:covered-table-cell table:number-columns-repeated="28"/>
          <table:table-cell table:style-name="ce84" office:value-type="float" office:value="1" calcext:value-type="float">
            <office:annotation draw:style-name="gr3" draw:text-style-name="P2" svg:width="113.1mm" svg:height="19.31mm" svg:x="1084.35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84"/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8" table:formula="of:=[.E1]" office:value-type="date" office:date-value="2019-11-01" calcext:value-type="date">
            <text:p>vendredi 1 </text:p>
          </table:table-cell>
          <table:table-cell table:style-name="ce68" table:formula="of:=[.E2]+[.$AH$1]" office:value-type="date" office:date-value="2019-11-02" calcext:value-type="date">
            <text:p>samedi 2 </text:p>
          </table:table-cell>
          <table:table-cell table:style-name="ce68" table:formula="of:=[.F2]+[.$AH$1]" office:value-type="date" office:date-value="2019-11-03" calcext:value-type="date">
            <text:p>dimanche 3 </text:p>
          </table:table-cell>
          <table:table-cell table:style-name="ce68" table:formula="of:=[.G2]+[.$AH$1]" office:value-type="date" office:date-value="2019-11-04" calcext:value-type="date">
            <text:p>lundi 4 </text:p>
          </table:table-cell>
          <table:table-cell table:style-name="ce68" table:formula="of:=[.H2]+[.$AH$1]" office:value-type="date" office:date-value="2019-11-05" calcext:value-type="date">
            <text:p>mardi 5 </text:p>
          </table:table-cell>
          <table:table-cell table:style-name="ce68" table:formula="of:=[.I2]+[.$AH$1]" office:value-type="date" office:date-value="2019-11-06" calcext:value-type="date">
            <text:p>mercredi 6 </text:p>
          </table:table-cell>
          <table:table-cell table:style-name="ce68" table:formula="of:=[.J2]+[.$AH$1]" office:value-type="date" office:date-value="2019-11-07" calcext:value-type="date">
            <text:p>jeudi 7 </text:p>
          </table:table-cell>
          <table:table-cell table:style-name="ce68" table:formula="of:=[.K2]+[.$AH$1]" office:value-type="date" office:date-value="2019-11-08" calcext:value-type="date">
            <text:p>vendredi 8 </text:p>
          </table:table-cell>
          <table:table-cell table:style-name="ce68" table:formula="of:=[.L2]+[.$AH$1]" office:value-type="date" office:date-value="2019-11-09" calcext:value-type="date">
            <text:p>samedi 9 </text:p>
          </table:table-cell>
          <table:table-cell table:style-name="ce68" table:formula="of:=[.M2]+[.$AH$1]" office:value-type="date" office:date-value="2019-11-10" calcext:value-type="date">
            <text:p>dimanche 10 </text:p>
          </table:table-cell>
          <table:table-cell table:style-name="ce68" table:formula="of:=[.N2]+[.$AH$1]" office:value-type="date" office:date-value="2019-11-11" calcext:value-type="date">
            <text:p>lundi 11 </text:p>
          </table:table-cell>
          <table:table-cell table:style-name="ce68" table:formula="of:=[.O2]+[.$AH$1]" office:value-type="date" office:date-value="2019-11-12" calcext:value-type="date">
            <text:p>mardi 12 </text:p>
          </table:table-cell>
          <table:table-cell table:style-name="ce68" table:formula="of:=[.P2]+[.$AH$1]" office:value-type="date" office:date-value="2019-11-13" calcext:value-type="date">
            <text:p>mercredi 13 </text:p>
          </table:table-cell>
          <table:table-cell table:style-name="ce68" table:formula="of:=[.Q2]+[.$AH$1]" office:value-type="date" office:date-value="2019-11-14" calcext:value-type="date">
            <text:p>jeudi 14 </text:p>
          </table:table-cell>
          <table:table-cell table:style-name="ce68" table:formula="of:=[.R2]+[.$AH$1]" office:value-type="date" office:date-value="2019-11-15" calcext:value-type="date">
            <text:p>vendredi 15 </text:p>
          </table:table-cell>
          <table:table-cell table:style-name="ce68" table:formula="of:=[.S2]+[.$AH$1]" office:value-type="date" office:date-value="2019-11-16" calcext:value-type="date">
            <text:p>samedi 16 </text:p>
          </table:table-cell>
          <table:table-cell table:style-name="ce68" table:formula="of:=[.T2]+[.$AH$1]" office:value-type="date" office:date-value="2019-11-17" calcext:value-type="date">
            <text:p>dimanche 17 </text:p>
          </table:table-cell>
          <table:table-cell table:style-name="ce68" table:formula="of:=[.U2]+[.$AH$1]" office:value-type="date" office:date-value="2019-11-18" calcext:value-type="date">
            <text:p>lundi 18 </text:p>
          </table:table-cell>
          <table:table-cell table:style-name="ce68" table:formula="of:=[.V2]+[.$AH$1]" office:value-type="date" office:date-value="2019-11-19" calcext:value-type="date">
            <text:p>mardi 19 </text:p>
          </table:table-cell>
          <table:table-cell table:style-name="ce68" table:formula="of:=[.W2]+[.$AH$1]" office:value-type="date" office:date-value="2019-11-20" calcext:value-type="date">
            <text:p>mercredi 20 </text:p>
          </table:table-cell>
          <table:table-cell table:style-name="ce68" table:formula="of:=[.X2]+[.$AH$1]" office:value-type="date" office:date-value="2019-11-21" calcext:value-type="date">
            <text:p>jeudi 21 </text:p>
          </table:table-cell>
          <table:table-cell table:style-name="ce68" table:formula="of:=[.Y2]+[.$AH$1]" office:value-type="date" office:date-value="2019-11-22" calcext:value-type="date">
            <text:p>vendredi 22 </text:p>
          </table:table-cell>
          <table:table-cell table:style-name="ce68" table:formula="of:=[.Z2]+[.$AH$1]" office:value-type="date" office:date-value="2019-11-23" calcext:value-type="date">
            <text:p>samedi 23 </text:p>
          </table:table-cell>
          <table:table-cell table:style-name="ce68" table:formula="of:=[.AA2]+[.$AH$1]" office:value-type="date" office:date-value="2019-11-24" calcext:value-type="date">
            <text:p>dimanche 24 </text:p>
          </table:table-cell>
          <table:table-cell table:style-name="ce68" table:formula="of:=[.AB2]+[.$AH$1]" office:value-type="date" office:date-value="2019-11-25" calcext:value-type="date">
            <text:p>lundi 25 </text:p>
          </table:table-cell>
          <table:table-cell table:style-name="ce68" table:formula="of:=[.AC2]+[.$AH$1]" office:value-type="date" office:date-value="2019-11-26" calcext:value-type="date">
            <text:p>mardi 26 </text:p>
          </table:table-cell>
          <table:table-cell table:style-name="ce68" table:formula="of:=[.AD2]+[.$AH$1]" office:value-type="date" office:date-value="2019-11-27" calcext:value-type="date">
            <text:p>mercredi 27 </text:p>
          </table:table-cell>
          <table:table-cell table:style-name="ce68" table:formula="of:=[.AE2]+[.$AH$1]" office:value-type="date" office:date-value="2019-11-28" calcext:value-type="date">
            <text:p>jeudi 28 </text:p>
          </table:table-cell>
          <table:table-cell table:style-name="ce68" table:formula="of:=[.AF2]+[.$AH$1]" office:value-type="date" office:date-value="2019-11-29" calcext:value-type="date">
            <text:p>vendredi 29 </text:p>
          </table:table-cell>
          <table:table-cell table:style-name="ce68" table:formula="of:=[.AG2]+[.$AH$1]" office:value-type="date" office:date-value="2019-11-30" calcext:value-type="date">
            <text:p>samedi 30 </text:p>
          </table:table-cell>
          <table:table-cell table:style-name="ce68"/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| FRANÇAIS : 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22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dictées.</text:p>
          </table:table-cell>
          <table:table-cell table:style-name="ce50" table:content-validation-name="val22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22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Maitriser toutes des règles de grammaire.</text:p>
          </table:table-cell>
          <table:table-cell table:style-name="ce50" table:content-validation-name="val22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Lire les oeuvres de membres de l'Académie Française</text:p>
          </table:table-cell>
          <table:table-cell table:style-name="ce50" table:content-validation-name="val22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22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22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00H00M00S" calcext:value-type="time">
            <text:p>0:00</text:p>
          </table:table-cell>
          <table:table-cell table:style-name="ce71" table:formula="of:=SUM([.E4:.E10])" office:value-type="time" office:time-value="PT00H00M00S" calcext:value-type="time">
            <text:p>0:00</text:p>
          </table:table-cell>
          <table:table-cell table:style-name="ce71" table:formula="of:=SUM([.F4:.F10])" office:value-type="time" office:time-value="PT00H00M00S" calcext:value-type="time">
            <text:p>0:00</text:p>
          </table:table-cell>
          <table:table-cell table:style-name="ce71" table:formula="of:=SUM([.G4:.G10])" office:value-type="time" office:time-value="PT00H00M00S" calcext:value-type="time">
            <text:p>0:00</text:p>
          </table:table-cell>
          <table:table-cell table:style-name="ce71" table:formula="of:=SUM([.H4:.H10])" office:value-type="time" office:time-value="PT00H00M00S" calcext:value-type="time">
            <text:p>0:00</text:p>
          </table:table-cell>
          <table:table-cell table:style-name="ce71" table:formula="of:=SUM([.I4:.I10])" office:value-type="time" office:time-value="PT00H00M00S" calcext:value-type="time">
            <text:p>0:00</text:p>
          </table:table-cell>
          <table:table-cell table:style-name="ce71" table:formula="of:=SUM([.J4:.J10])" office:value-type="time" office:time-value="PT00H00M00S" calcext:value-type="time">
            <text:p>0:00</text:p>
          </table:table-cell>
          <table:table-cell table:style-name="ce71" table:formula="of:=SUM([.K4:.K10])" office:value-type="time" office:time-value="PT00H00M00S" calcext:value-type="time">
            <text:p>0:0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: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7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: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: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23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écembre 2019" table:style-name="ta1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8">
          <table:table-cell table:style-name="ce3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67" office:value-type="date" office:date-value="2019-12-01" calcext:value-type="date" table:number-columns-spanned="29" table:number-rows-spanned="1">
            <text:p>décembre 2019</text:p>
          </table:table-cell>
          <table:covered-table-cell table:number-columns-repeated="28"/>
          <table:table-cell table:style-name="ce84" office:value-type="float" office:value="1" calcext:value-type="float">
            <office:annotation draw:style-name="gr3" draw:text-style-name="P2" svg:width="113.1mm" svg:height="19.31mm" svg:x="1084.35mm" svg:y="14.82mm" draw:caption-point-x="-4.07mm" draw:caption-point-y="-14.72mm">
              <dc:date>2020-12-15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84"/>
          <table:table-cell table:number-columns-repeated="989"/>
        </table:table-row>
        <table:table-row table:style-name="ro9">
          <table:table-cell table:style-name="ce34" office:value-type="string" calcext:value-type="string">
            <office:annotation draw:style-name="gr4" draw:text-style-name="P2" svg:width="150.37mm" svg:height="35.45mm" svg:x="114mm" svg:y="26.46mm" draw:caption-point-x="-4.07mm" draw:caption-point-y="-14.19mm">
              <dc:date>2020-12-15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9" office:value-type="string" calcext:value-type="string">
            <text:p>🎚 Type</text:p>
          </table:table-cell>
          <table:table-cell table:style-name="ce49" office:value-type="string" calcext:value-type="string">
            <office:annotation draw:style-name="gr5" draw:text-style-name="P2" svg:width="124.87mm" svg:height="85.72mm" svg:x="196.05mm" svg:y="26.46mm" draw:caption-point-x="-4.07mm" draw:caption-point-y="-14.19mm">
              <dc:date>2020-12-15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6" office:value-type="string" calcext:value-type="string">
            <office:annotation draw:style-name="gr6" draw:text-style-name="P2" svg:width="113.1mm" svg:height="16.93mm" svg:x="236.09mm" svg:y="26.46mm" draw:caption-point-x="-4.07mm" draw:caption-point-y="-14.19mm">
              <dc:date>2020-12-15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8" table:formula="of:=[.E1]" office:value-type="date" office:date-value="2019-12-01" calcext:value-type="date">
            <text:p>dimanche 1 </text:p>
          </table:table-cell>
          <table:table-cell table:style-name="ce68" table:formula="of:=[.E2]+[.$AH$1]" office:value-type="date" office:date-value="2019-12-02" calcext:value-type="date">
            <text:p>lundi 2 </text:p>
          </table:table-cell>
          <table:table-cell table:style-name="ce68" table:formula="of:=[.F2]+[.$AH$1]" office:value-type="date" office:date-value="2019-12-03" calcext:value-type="date">
            <text:p>mardi 3 </text:p>
          </table:table-cell>
          <table:table-cell table:style-name="ce68" table:formula="of:=[.G2]+[.$AH$1]" office:value-type="date" office:date-value="2019-12-04" calcext:value-type="date">
            <text:p>mercredi 4 </text:p>
          </table:table-cell>
          <table:table-cell table:style-name="ce68" table:formula="of:=[.H2]+[.$AH$1]" office:value-type="date" office:date-value="2019-12-05" calcext:value-type="date">
            <text:p>jeudi 5 </text:p>
          </table:table-cell>
          <table:table-cell table:style-name="ce68" table:formula="of:=[.I2]+[.$AH$1]" office:value-type="date" office:date-value="2019-12-06" calcext:value-type="date">
            <text:p>vendredi 6 </text:p>
          </table:table-cell>
          <table:table-cell table:style-name="ce68" table:formula="of:=[.J2]+[.$AH$1]" office:value-type="date" office:date-value="2019-12-07" calcext:value-type="date">
            <text:p>samedi 7 </text:p>
          </table:table-cell>
          <table:table-cell table:style-name="ce68" table:formula="of:=[.K2]+[.$AH$1]" office:value-type="date" office:date-value="2019-12-08" calcext:value-type="date">
            <text:p>dimanche 8 </text:p>
          </table:table-cell>
          <table:table-cell table:style-name="ce68" table:formula="of:=[.L2]+[.$AH$1]" office:value-type="date" office:date-value="2019-12-09" calcext:value-type="date">
            <text:p>lundi 9 </text:p>
          </table:table-cell>
          <table:table-cell table:style-name="ce68" table:formula="of:=[.M2]+[.$AH$1]" office:value-type="date" office:date-value="2019-12-10" calcext:value-type="date">
            <text:p>mardi 10 </text:p>
          </table:table-cell>
          <table:table-cell table:style-name="ce68" table:formula="of:=[.N2]+[.$AH$1]" office:value-type="date" office:date-value="2019-12-11" calcext:value-type="date">
            <text:p>mercredi 11 </text:p>
          </table:table-cell>
          <table:table-cell table:style-name="ce68" table:formula="of:=[.O2]+[.$AH$1]" office:value-type="date" office:date-value="2019-12-12" calcext:value-type="date">
            <text:p>jeudi 12 </text:p>
          </table:table-cell>
          <table:table-cell table:style-name="ce68" table:formula="of:=[.P2]+[.$AH$1]" office:value-type="date" office:date-value="2019-12-13" calcext:value-type="date">
            <text:p>vendredi 13 </text:p>
          </table:table-cell>
          <table:table-cell table:style-name="ce68" table:formula="of:=[.Q2]+[.$AH$1]" office:value-type="date" office:date-value="2019-12-14" calcext:value-type="date">
            <text:p>samedi 14 </text:p>
          </table:table-cell>
          <table:table-cell table:style-name="ce68" table:formula="of:=[.R2]+[.$AH$1]" office:value-type="date" office:date-value="2019-12-15" calcext:value-type="date">
            <text:p>dimanche 15 </text:p>
          </table:table-cell>
          <table:table-cell table:style-name="ce68" table:formula="of:=[.S2]+[.$AH$1]" office:value-type="date" office:date-value="2019-12-16" calcext:value-type="date">
            <text:p>lundi 16 </text:p>
          </table:table-cell>
          <table:table-cell table:style-name="ce68" table:formula="of:=[.T2]+[.$AH$1]" office:value-type="date" office:date-value="2019-12-17" calcext:value-type="date">
            <text:p>mardi 17 </text:p>
          </table:table-cell>
          <table:table-cell table:style-name="ce68" table:formula="of:=[.U2]+[.$AH$1]" office:value-type="date" office:date-value="2019-12-18" calcext:value-type="date">
            <text:p>mercredi 18 </text:p>
          </table:table-cell>
          <table:table-cell table:style-name="ce68" table:formula="of:=[.V2]+[.$AH$1]" office:value-type="date" office:date-value="2019-12-19" calcext:value-type="date">
            <text:p>jeudi 19 </text:p>
          </table:table-cell>
          <table:table-cell table:style-name="ce68" table:formula="of:=[.W2]+[.$AH$1]" office:value-type="date" office:date-value="2019-12-20" calcext:value-type="date">
            <text:p>vendredi 20 </text:p>
          </table:table-cell>
          <table:table-cell table:style-name="ce68" table:formula="of:=[.X2]+[.$AH$1]" office:value-type="date" office:date-value="2019-12-21" calcext:value-type="date">
            <text:p>samedi 21 </text:p>
          </table:table-cell>
          <table:table-cell table:style-name="ce68" table:formula="of:=[.Y2]+[.$AH$1]" office:value-type="date" office:date-value="2019-12-22" calcext:value-type="date">
            <text:p>dimanche 22 </text:p>
          </table:table-cell>
          <table:table-cell table:style-name="ce68" table:formula="of:=[.Z2]+[.$AH$1]" office:value-type="date" office:date-value="2019-12-23" calcext:value-type="date">
            <text:p>lundi 23 </text:p>
          </table:table-cell>
          <table:table-cell table:style-name="ce68" table:formula="of:=[.AA2]+[.$AH$1]" office:value-type="date" office:date-value="2019-12-24" calcext:value-type="date">
            <text:p>mardi 24 </text:p>
          </table:table-cell>
          <table:table-cell table:style-name="ce68" table:formula="of:=[.AB2]+[.$AH$1]" office:value-type="date" office:date-value="2019-12-25" calcext:value-type="date">
            <text:p>mercredi 25 </text:p>
          </table:table-cell>
          <table:table-cell table:style-name="ce68" table:formula="of:=[.AC2]+[.$AH$1]" office:value-type="date" office:date-value="2019-12-26" calcext:value-type="date">
            <text:p>jeudi 26 </text:p>
          </table:table-cell>
          <table:table-cell table:style-name="ce68" table:formula="of:=[.AD2]+[.$AH$1]" office:value-type="date" office:date-value="2019-12-27" calcext:value-type="date">
            <text:p>vendredi 27 </text:p>
          </table:table-cell>
          <table:table-cell table:style-name="ce68" table:formula="of:=[.AE2]+[.$AH$1]" office:value-type="date" office:date-value="2019-12-28" calcext:value-type="date">
            <text:p>samedi 28 </text:p>
          </table:table-cell>
          <table:table-cell table:style-name="ce68" table:formula="of:=[.AF2]+[.$AH$1]" office:value-type="date" office:date-value="2019-12-29" calcext:value-type="date">
            <text:p>dimanche 29 </text:p>
          </table:table-cell>
          <table:table-cell table:style-name="ce68" table:formula="of:=[.AG2]+[.$AH$1]" office:value-type="date" office:date-value="2019-12-30" calcext:value-type="date">
            <text:p>lundi 30 </text:p>
          </table:table-cell>
          <table:table-cell table:style-name="ce68"/>
          <table:table-cell table:number-columns-repeated="989"/>
        </table:table-row>
        <table:table-row table:style-name="ro10">
          <table:table-cell table:style-name="ce35" office:value-type="string" calcext:value-type="string" table:number-columns-spanned="4" table:number-rows-spanned="1">
            <office:annotation draw:style-name="gr6" draw:text-style-name="P2" svg:width="150.37mm" svg:height="16.93mm" svg:x="114mm" svg:y="35.72mm" draw:caption-point-x="118.02mm" draw:caption-point-y="-11.81mm">
              <dc:date>2020-12-15T00:00:00</dc:date>
              <text:p text:style-name="P1"><text:span text:style-name="T1">Intelligence verbale et linguistique</text:span></text:p>
            </office:annotation>
            <text:p><text:span text:style-name="T4">Exemple | FRANÇAIS : Je suis capable de publier des contenus en ligne avec une autonomie limitée par la nécessité d'une relecture ortho-typographie par un tiers.</text:span></text:p>
          </table:table-cell>
          <table:covered-table-cell table:number-columns-repeated="3"/>
          <table:table-cell table:style-name="ce69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6" office:value-type="string" calcext:value-type="string">
            <text:p>Rédiger des articles de blog sur des sujets passionnants.</text:p>
          </table:table-cell>
          <table:table-cell table:style-name="ce50" table:content-validation-name="val24" office:value-type="string" calcext:value-type="string">
            <text:p>Pratique délibérée</text:p>
          </table:table-cell>
          <table:table-cell table:style-name="ce52" office:value-type="string" calcext:value-type="string">
            <text:p>Communauté Medium</text:p>
          </table:table-cell>
          <table:table-cell table:style-name="ce57" table:formula="of:=SUM([.E4:.AI4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dictées.</text:p>
          </table:table-cell>
          <table:table-cell table:style-name="ce50" table:content-validation-name="val24" office:value-type="string" calcext:value-type="string">
            <text:p>Séance guidée</text:p>
          </table:table-cell>
          <table:table-cell table:style-name="ce52" office:value-type="string" calcext:value-type="string">
            <text:p>Dictée d'Archibald</text:p>
          </table:table-cell>
          <table:table-cell table:style-name="ce57" table:formula="of:=SUM([.E5:.AI5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Faire des relectures ortho-typographiques.</text:p>
          </table:table-cell>
          <table:table-cell table:style-name="ce50" table:content-validation-name="val24" office:value-type="string" calcext:value-type="string">
            <text:p>Séance guidée</text:p>
          </table:table-cell>
          <table:table-cell table:style-name="ce52" office:value-type="string" calcext:value-type="string">
            <text:p>Mentor : Laurène Gibaud</text:p>
          </table:table-cell>
          <table:table-cell table:style-name="ce57" table:formula="of:=SUM([.E6:.AI6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Maitriser toutes des règles de grammaire.</text:p>
          </table:table-cell>
          <table:table-cell table:style-name="ce50" table:content-validation-name="val24" office:value-type="string" calcext:value-type="string">
            <text:p>Séance guidée</text:p>
          </table:table-cell>
          <table:table-cell table:style-name="ce52" office:value-type="string" calcext:value-type="string">
            <text:p>Projet Voltaire, niveau Excellence</text:p>
          </table:table-cell>
          <table:table-cell table:style-name="ce57" table:formula="of:=SUM([.E7:.AI7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Lire les oeuvres de membres de l'Académie Française</text:p>
          </table:table-cell>
          <table:table-cell table:style-name="ce50" table:content-validation-name="val24" office:value-type="string" calcext:value-type="string">
            <text:p>Activité complémentaire</text:p>
          </table:table-cell>
          <table:table-cell table:style-name="ce52" office:value-type="string" calcext:value-type="string">
            <text:p>Série de livres d'Erik Orsenna</text:p>
          </table:table-cell>
          <table:table-cell table:style-name="ce57" table:formula="of:=SUM([.E8:.AI8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une fiche d'analyse littéraire pour chaque livre lu.</text:p>
          </table:table-cell>
          <table:table-cell table:style-name="ce50" table:content-validation-name="val24" office:value-type="string" calcext:value-type="string">
            <text:p>Pratique délibérée</text:p>
          </table:table-cell>
          <table:table-cell table:style-name="ce52" office:value-type="string" calcext:value-type="string">
            <text:p>Carnet de note</text:p>
          </table:table-cell>
          <table:table-cell table:style-name="ce57" table:formula="of:=SUM([.E9:.AI9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36" office:value-type="string" calcext:value-type="string">
            <text:p>Ecrire au moins 500 mots/jour.</text:p>
          </table:table-cell>
          <table:table-cell table:style-name="ce50" table:content-validation-name="val24" office:value-type="string" calcext:value-type="string">
            <text:p>Activité complémentaire</text:p>
          </table:table-cell>
          <table:table-cell table:style-name="ce52" office:value-type="string" calcext:value-type="string">
            <text:p>Journal d'apprentissage</text:p>
          </table:table-cell>
          <table:table-cell table:style-name="ce57" table:formula="of:=SUM([.E10:.AI10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37" office:value-type="string" calcext:value-type="string" table:number-columns-spanned="3" table:number-rows-spanned="1">
            <text:p> 🎯<text:span text:style-name="T7">J'aspire à être capable de </text:span><text:span text:style-name="T8">"m'exprimer à l'écrit au niveau d'un professionnel de l'édition (+950/990 au Certificat Voltaire) avant la fin de l'année."</text:span></text:p>
          </table:table-cell>
          <table:covered-table-cell table:number-columns-repeated="2"/>
          <table:table-cell table:style-name="ce58" table:formula="of:=SUM([.D4:.D10])" office:value-type="time" office:time-value="PT00H00M00S" calcext:value-type="time">
            <text:p>0:00</text:p>
          </table:table-cell>
          <table:table-cell table:style-name="ce71" table:formula="of:=SUM([.E4:.E10])" office:value-type="time" office:time-value="PT00H00M00S" calcext:value-type="time">
            <text:p>0:00</text:p>
          </table:table-cell>
          <table:table-cell table:style-name="ce71" table:formula="of:=SUM([.F4:.F10])" office:value-type="time" office:time-value="PT00H00M00S" calcext:value-type="time">
            <text:p>0:00</text:p>
          </table:table-cell>
          <table:table-cell table:style-name="ce71" table:formula="of:=SUM([.G4:.G10])" office:value-type="time" office:time-value="PT00H00M00S" calcext:value-type="time">
            <text:p>0:00</text:p>
          </table:table-cell>
          <table:table-cell table:style-name="ce71" table:formula="of:=SUM([.H4:.H10])" office:value-type="time" office:time-value="PT00H00M00S" calcext:value-type="time">
            <text:p>0:00</text:p>
          </table:table-cell>
          <table:table-cell table:style-name="ce71" table:formula="of:=SUM([.I4:.I10])" office:value-type="time" office:time-value="PT00H00M00S" calcext:value-type="time">
            <text:p>0:00</text:p>
          </table:table-cell>
          <table:table-cell table:style-name="ce71" table:formula="of:=SUM([.J4:.J10])" office:value-type="time" office:time-value="PT00H00M00S" calcext:value-type="time">
            <text:p>0:00</text:p>
          </table:table-cell>
          <table:table-cell table:style-name="ce71" table:formula="of:=SUM([.K4:.K10])" office:value-type="time" office:time-value="PT00H00M00S" calcext:value-type="time">
            <text:p>0:00</text:p>
          </table:table-cell>
          <table:table-cell table:style-name="ce71" table:formula="of:=SUM([.L4:.L10])" office:value-type="time" office:time-value="PT00H00M00S" calcext:value-type="time">
            <text:p>0:00</text:p>
          </table:table-cell>
          <table:table-cell table:style-name="ce71" table:formula="of:=SUM([.M4:.M10])" office:value-type="time" office:time-value="PT00H00M00S" calcext:value-type="time">
            <text:p>0:00</text:p>
          </table:table-cell>
          <table:table-cell table:style-name="ce71" table:formula="of:=SUM([.N4:.N10])" office:value-type="time" office:time-value="PT00H00M00S" calcext:value-type="time">
            <text:p>0:00</text:p>
          </table:table-cell>
          <table:table-cell table:style-name="ce71" table:formula="of:=SUM([.O4:.O10])" office:value-type="time" office:time-value="PT00H00M00S" calcext:value-type="time">
            <text:p>0:00</text:p>
          </table:table-cell>
          <table:table-cell table:style-name="ce71" table:formula="of:=SUM([.P4:.P10])" office:value-type="time" office:time-value="PT00H00M00S" calcext:value-type="time">
            <text:p>0:00</text:p>
          </table:table-cell>
          <table:table-cell table:style-name="ce71" table:formula="of:=SUM([.Q4:.Q10])" office:value-type="time" office:time-value="PT00H00M00S" calcext:value-type="time">
            <text:p>0:00</text:p>
          </table:table-cell>
          <table:table-cell table:style-name="ce71" table:formula="of:=SUM([.R4:.R10])" office:value-type="time" office:time-value="PT00H00M00S" calcext:value-type="time">
            <text:p>0:00</text:p>
          </table:table-cell>
          <table:table-cell table:style-name="ce71" table:formula="of:=SUM([.S4:.S10])" office:value-type="time" office:time-value="PT00H00M00S" calcext:value-type="time">
            <text:p>0:00</text:p>
          </table:table-cell>
          <table:table-cell table:style-name="ce71" table:formula="of:=SUM([.T4:.T10])" office:value-type="time" office:time-value="PT00H00M00S" calcext:value-type="time">
            <text:p>0:00</text:p>
          </table:table-cell>
          <table:table-cell table:style-name="ce71" table:formula="of:=SUM([.U4:.U10])" office:value-type="time" office:time-value="PT00H00M00S" calcext:value-type="time">
            <text:p>0:00</text:p>
          </table:table-cell>
          <table:table-cell table:style-name="ce71" table:formula="of:=SUM([.V4:.V10])" office:value-type="time" office:time-value="PT00H00M00S" calcext:value-type="time">
            <text:p>0:00</text:p>
          </table:table-cell>
          <table:table-cell table:style-name="ce71" table:formula="of:=SUM([.W4:.W10])" office:value-type="time" office:time-value="PT00H00M00S" calcext:value-type="time">
            <text:p>0:00</text:p>
          </table:table-cell>
          <table:table-cell table:style-name="ce71" table:formula="of:=SUM([.X4:.X10])" office:value-type="time" office:time-value="PT00H00M00S" calcext:value-type="time">
            <text:p>0:00</text:p>
          </table:table-cell>
          <table:table-cell table:style-name="ce71" table:formula="of:=SUM([.Y4:.Y10])" office:value-type="time" office:time-value="PT00H00M00S" calcext:value-type="time">
            <text:p>0:00</text:p>
          </table:table-cell>
          <table:table-cell table:style-name="ce71" table:formula="of:=SUM([.Z4:.Z10])" office:value-type="time" office:time-value="PT00H00M00S" calcext:value-type="time">
            <text:p>0:00</text:p>
          </table:table-cell>
          <table:table-cell table:style-name="ce71" table:formula="of:=SUM([.AA4:.AA10])" office:value-type="time" office:time-value="PT00H00M00S" calcext:value-type="time">
            <text:p>0:00</text:p>
          </table:table-cell>
          <table:table-cell table:style-name="ce71" table:formula="of:=SUM([.AB4:.AB10])" office:value-type="time" office:time-value="PT00H00M00S" calcext:value-type="time">
            <text:p>0:00</text:p>
          </table:table-cell>
          <table:table-cell table:style-name="ce71" table:formula="of:=SUM([.AC4:.AC10])" office:value-type="time" office:time-value="PT00H00M00S" calcext:value-type="time">
            <text:p>0:00</text:p>
          </table:table-cell>
          <table:table-cell table:style-name="ce71" table:formula="of:=SUM([.AD4:.AD10])" office:value-type="time" office:time-value="PT00H00M00S" calcext:value-type="time">
            <text:p>0:00</text:p>
          </table:table-cell>
          <table:table-cell table:style-name="ce71" table:formula="of:=SUM([.AE4:.AE10])" office:value-type="time" office:time-value="PT00H00M00S" calcext:value-type="time">
            <text:p>0:00</text:p>
          </table:table-cell>
          <table:table-cell table:style-name="ce71" table:formula="of:=SUM([.AF4:.AF10])" office:value-type="time" office:time-value="PT00H00M00S" calcext:value-type="time">
            <text:p>0:00</text:p>
          </table:table-cell>
          <table:table-cell table:style-name="ce71" table:formula="of:=SUM([.AG4:.AG10])" office:value-type="time" office:time-value="PT00H00M00S" calcext:value-type="time">
            <text:p>0:00</text:p>
          </table:table-cell>
          <table:table-cell table:style-name="ce71" table:formula="of:=SUM([.AH4:.AH10])" office:value-type="time" office:time-value="PT00H00M00S" calcext:value-type="time">
            <text:p>0:00</text:p>
          </table:table-cell>
          <table:table-cell table:style-name="ce71" table:formula="of:=SUM([.AI4:.AI10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38" table:number-columns-spanned="4" table:number-rows-spanned="1"/>
          <table:covered-table-cell table:number-columns-repeated="3"/>
          <table:table-cell table:style-name="ce7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39" office:value-type="string" calcext:value-type="string" table:number-columns-spanned="4" table:number-rows-spanned="1">
            <text:p>[SUJET D'ETUDE N°1] : <text:span text:style-name="T4">[Niveau actuel]</text:span></text:p>
          </table:table-cell>
          <table:covered-table-cell table:number-columns-repeated="3"/>
          <table:table-cell table:style-name="ce73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4:.AI14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5:.AI15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6:.AI16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59" table:formula="of:=SUM([.E17:.AI17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1" office:value-type="string" calcext:value-type="string" table:number-columns-spanned="3" table:number-rows-spanned="1">
            <text:p> 🎯<text:span text:style-name="T7">J'aspire à être capable de</text:span> [Niveau Visé]</text:p>
          </table:table-cell>
          <table:covered-table-cell table:number-columns-repeated="2"/>
          <table:table-cell table:style-name="ce60" table:formula="of:=SUM([.D14:.D17])" office:value-type="time" office:time-value="PT00H00M00S" calcext:value-type="time">
            <text:p>0:00</text:p>
          </table:table-cell>
          <table:table-cell table:style-name="ce74" table:formula="of:=SUM([.E14:.E17])" office:value-type="time" office:time-value="PT00H00M00S" calcext:value-type="time">
            <text:p>0:00</text:p>
          </table:table-cell>
          <table:table-cell table:style-name="ce74" table:formula="of:=SUM([.F14:.F17])" office:value-type="time" office:time-value="PT00H00M00S" calcext:value-type="time">
            <text:p>0:00</text:p>
          </table:table-cell>
          <table:table-cell table:style-name="ce74" table:formula="of:=SUM([.G14:.G17])" office:value-type="time" office:time-value="PT00H00M00S" calcext:value-type="time">
            <text:p>0:00</text:p>
          </table:table-cell>
          <table:table-cell table:style-name="ce74" table:formula="of:=SUM([.H14:.H17])" office:value-type="time" office:time-value="PT00H00M00S" calcext:value-type="time">
            <text:p>0:00</text:p>
          </table:table-cell>
          <table:table-cell table:style-name="ce74" table:formula="of:=SUM([.I14:.I17])" office:value-type="time" office:time-value="PT00H00M00S" calcext:value-type="time">
            <text:p>0:00</text:p>
          </table:table-cell>
          <table:table-cell table:style-name="ce74" table:formula="of:=SUM([.J14:.J17])" office:value-type="time" office:time-value="PT00H00M00S" calcext:value-type="time">
            <text:p>0:00</text:p>
          </table:table-cell>
          <table:table-cell table:style-name="ce74" table:formula="of:=SUM([.K14:.K17])" office:value-type="time" office:time-value="PT00H00M00S" calcext:value-type="time">
            <text:p>0:00</text:p>
          </table:table-cell>
          <table:table-cell table:style-name="ce74" table:formula="of:=SUM([.L14:.L17])" office:value-type="time" office:time-value="PT00H00M00S" calcext:value-type="time">
            <text:p>0:00</text:p>
          </table:table-cell>
          <table:table-cell table:style-name="ce74" table:formula="of:=SUM([.M14:.M17])" office:value-type="time" office:time-value="PT00H00M00S" calcext:value-type="time">
            <text:p>0:00</text:p>
          </table:table-cell>
          <table:table-cell table:style-name="ce74" table:formula="of:=SUM([.N14:.N17])" office:value-type="time" office:time-value="PT00H00M00S" calcext:value-type="time">
            <text:p>0:00</text:p>
          </table:table-cell>
          <table:table-cell table:style-name="ce74" table:formula="of:=SUM([.O14:.O17])" office:value-type="time" office:time-value="PT00H00M00S" calcext:value-type="time">
            <text:p>0:00</text:p>
          </table:table-cell>
          <table:table-cell table:style-name="ce74" table:formula="of:=SUM([.P14:.P17])" office:value-type="time" office:time-value="PT00H00M00S" calcext:value-type="time">
            <text:p>0:00</text:p>
          </table:table-cell>
          <table:table-cell table:style-name="ce74" table:formula="of:=SUM([.Q14:.Q17])" office:value-type="time" office:time-value="PT00H00M00S" calcext:value-type="time">
            <text:p>0:00</text:p>
          </table:table-cell>
          <table:table-cell table:style-name="ce74" table:formula="of:=SUM([.R14:.R17])" office:value-type="time" office:time-value="PT00H00M00S" calcext:value-type="time">
            <text:p>0:00</text:p>
          </table:table-cell>
          <table:table-cell table:style-name="ce74" table:formula="of:=SUM([.S14:.S17])" office:value-type="time" office:time-value="PT00H00M00S" calcext:value-type="time">
            <text:p>0:00</text:p>
          </table:table-cell>
          <table:table-cell table:style-name="ce74" table:formula="of:=SUM([.T14:.T17])" office:value-type="time" office:time-value="PT00H00M00S" calcext:value-type="time">
            <text:p>0:00</text:p>
          </table:table-cell>
          <table:table-cell table:style-name="ce74" table:formula="of:=SUM([.U14:.U17])" office:value-type="time" office:time-value="PT00H00M00S" calcext:value-type="time">
            <text:p>0:00</text:p>
          </table:table-cell>
          <table:table-cell table:style-name="ce74" table:formula="of:=SUM([.V14:.V17])" office:value-type="time" office:time-value="PT00H00M00S" calcext:value-type="time">
            <text:p>0:00</text:p>
          </table:table-cell>
          <table:table-cell table:style-name="ce74" table:formula="of:=SUM([.W14:.W17])" office:value-type="time" office:time-value="PT00H00M00S" calcext:value-type="time">
            <text:p>0:00</text:p>
          </table:table-cell>
          <table:table-cell table:style-name="ce74" table:formula="of:=SUM([.X14:.X17])" office:value-type="time" office:time-value="PT00H00M00S" calcext:value-type="time">
            <text:p>0:00</text:p>
          </table:table-cell>
          <table:table-cell table:style-name="ce74" table:formula="of:=SUM([.Y14:.Y17])" office:value-type="time" office:time-value="PT00H00M00S" calcext:value-type="time">
            <text:p>0:00</text:p>
          </table:table-cell>
          <table:table-cell table:style-name="ce74" table:formula="of:=SUM([.Z14:.Z17])" office:value-type="time" office:time-value="PT00H00M00S" calcext:value-type="time">
            <text:p>0:00</text:p>
          </table:table-cell>
          <table:table-cell table:style-name="ce74" table:formula="of:=SUM([.AA14:.AA17])" office:value-type="time" office:time-value="PT00H00M00S" calcext:value-type="time">
            <text:p>0:00</text:p>
          </table:table-cell>
          <table:table-cell table:style-name="ce74" table:formula="of:=SUM([.AB14:.AB17])" office:value-type="time" office:time-value="PT00H00M00S" calcext:value-type="time">
            <text:p>0:00</text:p>
          </table:table-cell>
          <table:table-cell table:style-name="ce74" table:formula="of:=SUM([.AC14:.AC17])" office:value-type="time" office:time-value="PT00H00M00S" calcext:value-type="time">
            <text:p>0:00</text:p>
          </table:table-cell>
          <table:table-cell table:style-name="ce74" table:formula="of:=SUM([.AD14:.AD17])" office:value-type="time" office:time-value="PT00H00M00S" calcext:value-type="time">
            <text:p>0:00</text:p>
          </table:table-cell>
          <table:table-cell table:style-name="ce74" table:formula="of:=SUM([.AE14:.AE17])" office:value-type="time" office:time-value="PT00H00M00S" calcext:value-type="time">
            <text:p>0:00</text:p>
          </table:table-cell>
          <table:table-cell table:style-name="ce74" table:formula="of:=SUM([.AF14:.AF17])" office:value-type="time" office:time-value="PT00H00M00S" calcext:value-type="time">
            <text:p>0:00</text:p>
          </table:table-cell>
          <table:table-cell table:style-name="ce74" table:formula="of:=SUM([.AG14:.AG17])" office:value-type="time" office:time-value="PT00H00M00S" calcext:value-type="time">
            <text:p>0:00</text:p>
          </table:table-cell>
          <table:table-cell table:style-name="ce74" table:formula="of:=SUM([.AH14:.AH17])" office:value-type="time" office:time-value="PT00H00M00S" calcext:value-type="time">
            <text:p>0:00</text:p>
          </table:table-cell>
          <table:table-cell table:style-name="ce74" table:formula="of:=SUM([.AI14:.AI1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3" office:value-type="string" calcext:value-type="string" table:number-columns-spanned="4" table:number-rows-spanned="1">
            <text:p>[SUJET D'ETUDE N°2] :<text:span text:style-name="T4"> [Niveau actuel]</text:span></text:p>
          </table:table-cell>
          <table:covered-table-cell table:number-columns-repeated="3"/>
          <table:table-cell table:style-name="ce7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1:.AI21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2:.AI22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3:.AI23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1" table:formula="of:=SUM([.E24:.AI24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4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2" table:formula="of:=SUM([.D21:.D24])" office:value-type="time" office:time-value="PT00H00M00S" calcext:value-type="time">
            <text:p>0:00</text:p>
          </table:table-cell>
          <table:table-cell table:style-name="ce77" table:formula="of:=SUM([.E21:.E24])" office:value-type="time" office:time-value="PT00H00M00S" calcext:value-type="time">
            <text:p>0:00</text:p>
          </table:table-cell>
          <table:table-cell table:style-name="ce77" table:formula="of:=SUM([.F21:.F24])" office:value-type="time" office:time-value="PT00H00M00S" calcext:value-type="time">
            <text:p>0:00</text:p>
          </table:table-cell>
          <table:table-cell table:style-name="ce77" table:formula="of:=SUM([.G21:.G24])" office:value-type="time" office:time-value="PT00H00M00S" calcext:value-type="time">
            <text:p>0:00</text:p>
          </table:table-cell>
          <table:table-cell table:style-name="ce77" table:formula="of:=SUM([.H21:.H24])" office:value-type="time" office:time-value="PT00H00M00S" calcext:value-type="time">
            <text:p>0:00</text:p>
          </table:table-cell>
          <table:table-cell table:style-name="ce77" table:formula="of:=SUM([.I21:.I24])" office:value-type="time" office:time-value="PT00H00M00S" calcext:value-type="time">
            <text:p>0:00</text:p>
          </table:table-cell>
          <table:table-cell table:style-name="ce77" table:formula="of:=SUM([.J21:.J24])" office:value-type="time" office:time-value="PT00H00M00S" calcext:value-type="time">
            <text:p>0:00</text:p>
          </table:table-cell>
          <table:table-cell table:style-name="ce77" table:formula="of:=SUM([.K21:.K24])" office:value-type="time" office:time-value="PT00H00M00S" calcext:value-type="time">
            <text:p>0:00</text:p>
          </table:table-cell>
          <table:table-cell table:style-name="ce77" table:formula="of:=SUM([.L21:.L24])" office:value-type="time" office:time-value="PT00H00M00S" calcext:value-type="time">
            <text:p>0:00</text:p>
          </table:table-cell>
          <table:table-cell table:style-name="ce77" table:formula="of:=SUM([.M21:.M24])" office:value-type="time" office:time-value="PT00H00M00S" calcext:value-type="time">
            <text:p>0:00</text:p>
          </table:table-cell>
          <table:table-cell table:style-name="ce77" table:formula="of:=SUM([.N21:.N24])" office:value-type="time" office:time-value="PT00H00M00S" calcext:value-type="time">
            <text:p>0:00</text:p>
          </table:table-cell>
          <table:table-cell table:style-name="ce77" table:formula="of:=SUM([.O21:.O24])" office:value-type="time" office:time-value="PT00H00M00S" calcext:value-type="time">
            <text:p>0:00</text:p>
          </table:table-cell>
          <table:table-cell table:style-name="ce77" table:formula="of:=SUM([.P21:.P24])" office:value-type="time" office:time-value="PT00H00M00S" calcext:value-type="time">
            <text:p>0:00</text:p>
          </table:table-cell>
          <table:table-cell table:style-name="ce77" table:formula="of:=SUM([.Q21:.Q24])" office:value-type="time" office:time-value="PT00H00M00S" calcext:value-type="time">
            <text:p>0:00</text:p>
          </table:table-cell>
          <table:table-cell table:style-name="ce77" table:formula="of:=SUM([.R21:.R24])" office:value-type="time" office:time-value="PT00H00M00S" calcext:value-type="time">
            <text:p>0:00</text:p>
          </table:table-cell>
          <table:table-cell table:style-name="ce77" table:formula="of:=SUM([.S21:.S24])" office:value-type="time" office:time-value="PT00H00M00S" calcext:value-type="time">
            <text:p>0:00</text:p>
          </table:table-cell>
          <table:table-cell table:style-name="ce77" table:formula="of:=SUM([.T21:.T24])" office:value-type="time" office:time-value="PT00H00M00S" calcext:value-type="time">
            <text:p>0:00</text:p>
          </table:table-cell>
          <table:table-cell table:style-name="ce77" table:formula="of:=SUM([.U21:.U24])" office:value-type="time" office:time-value="PT00H00M00S" calcext:value-type="time">
            <text:p>0:00</text:p>
          </table:table-cell>
          <table:table-cell table:style-name="ce77" table:formula="of:=SUM([.V21:.V24])" office:value-type="time" office:time-value="PT00H00M00S" calcext:value-type="time">
            <text:p>0:00</text:p>
          </table:table-cell>
          <table:table-cell table:style-name="ce77" table:formula="of:=SUM([.W21:.W24])" office:value-type="time" office:time-value="PT00H00M00S" calcext:value-type="time">
            <text:p>0:00</text:p>
          </table:table-cell>
          <table:table-cell table:style-name="ce77" table:formula="of:=SUM([.X21:.X24])" office:value-type="time" office:time-value="PT00H00M00S" calcext:value-type="time">
            <text:p>0:00</text:p>
          </table:table-cell>
          <table:table-cell table:style-name="ce77" table:formula="of:=SUM([.Y21:.Y24])" office:value-type="time" office:time-value="PT00H00M00S" calcext:value-type="time">
            <text:p>0:00</text:p>
          </table:table-cell>
          <table:table-cell table:style-name="ce77" table:formula="of:=SUM([.Z21:.Z24])" office:value-type="time" office:time-value="PT00H00M00S" calcext:value-type="time">
            <text:p>0:00</text:p>
          </table:table-cell>
          <table:table-cell table:style-name="ce77" table:formula="of:=SUM([.AA21:.AA24])" office:value-type="time" office:time-value="PT00H00M00S" calcext:value-type="time">
            <text:p>0:00</text:p>
          </table:table-cell>
          <table:table-cell table:style-name="ce77" table:formula="of:=SUM([.AB21:.AB24])" office:value-type="time" office:time-value="PT00H00M00S" calcext:value-type="time">
            <text:p>0:00</text:p>
          </table:table-cell>
          <table:table-cell table:style-name="ce77" table:formula="of:=SUM([.AC21:.AC24])" office:value-type="time" office:time-value="PT00H00M00S" calcext:value-type="time">
            <text:p>0:00</text:p>
          </table:table-cell>
          <table:table-cell table:style-name="ce77" table:formula="of:=SUM([.AD21:.AD24])" office:value-type="time" office:time-value="PT00H00M00S" calcext:value-type="time">
            <text:p>0:00</text:p>
          </table:table-cell>
          <table:table-cell table:style-name="ce77" table:formula="of:=SUM([.AE21:.AE24])" office:value-type="time" office:time-value="PT00H00M00S" calcext:value-type="time">
            <text:p>0:00</text:p>
          </table:table-cell>
          <table:table-cell table:style-name="ce77" table:formula="of:=SUM([.AF21:.AF24])" office:value-type="time" office:time-value="PT00H00M00S" calcext:value-type="time">
            <text:p>0:00</text:p>
          </table:table-cell>
          <table:table-cell table:style-name="ce77" table:formula="of:=SUM([.AG21:.AG24])" office:value-type="time" office:time-value="PT00H00M00S" calcext:value-type="time">
            <text:p>0:00</text:p>
          </table:table-cell>
          <table:table-cell table:style-name="ce77" table:formula="of:=SUM([.AH21:.AH24])" office:value-type="time" office:time-value="PT00H00M00S" calcext:value-type="time">
            <text:p>0:00</text:p>
          </table:table-cell>
          <table:table-cell table:style-name="ce77" table:formula="of:=SUM([.AI21:.AI2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3">
          <table:table-cell table:style-name="ce42" table:number-columns-spanned="4" table:number-rows-spanned="1"/>
          <table:covered-table-cell table:number-columns-repeated="3"/>
          <table:table-cell table:style-name="ce7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5" office:value-type="string" calcext:value-type="string" table:number-columns-spanned="4" table:number-rows-spanned="1">
            <text:p>[SUJET D'ETUDE N°3] :<text:span text:style-name="T4"> [Niveau actuel]</text:span>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8:.AI28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29:.AI29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0:.AI30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0" office:value-type="string" calcext:value-type="string">
            <text:p>[Action]</text:p>
          </table:table-cell>
          <table:table-cell table:style-name="ce51"/>
          <table:table-cell table:style-name="ce53"/>
          <table:table-cell table:style-name="ce63" table:formula="of:=SUM([.E31:.AI31])" office:value-type="time" office:time-value="PT00H00M00S" calcext:value-type="time">
            <text:p>0:00</text:p>
          </table:table-cell>
          <table:table-cell table:style-name="ce70" table:content-validation-name="val25" table:number-columns-repeated="31"/>
          <table:table-cell table:number-columns-repeated="989"/>
        </table:table-row>
        <table:table-row table:style-name="ro10">
          <table:table-cell table:style-name="ce46" office:value-type="string" calcext:value-type="string" table:number-columns-spanned="3" table:number-rows-spanned="1">
            <text:p> 🎯J'aspire à être capable de <text:span text:style-name="T3">[Niveau Visé]</text:span></text:p>
          </table:table-cell>
          <table:covered-table-cell table:number-columns-repeated="2"/>
          <table:table-cell table:style-name="ce64" table:formula="of:=SUM([.D28:.D31])" office:value-type="time" office:time-value="PT00H00M00S" calcext:value-type="time">
            <text:p>0:00</text:p>
          </table:table-cell>
          <table:table-cell table:style-name="ce79" table:formula="of:=SUM([.E28:.E31])" office:value-type="time" office:time-value="PT00H00M00S" calcext:value-type="time">
            <text:p>0:00</text:p>
          </table:table-cell>
          <table:table-cell table:style-name="ce79" table:formula="of:=SUM([.F28:.F31])" office:value-type="time" office:time-value="PT00H00M00S" calcext:value-type="time">
            <text:p>0:00</text:p>
          </table:table-cell>
          <table:table-cell table:style-name="ce79" table:formula="of:=SUM([.G28:.G31])" office:value-type="time" office:time-value="PT00H00M00S" calcext:value-type="time">
            <text:p>0:00</text:p>
          </table:table-cell>
          <table:table-cell table:style-name="ce79" table:formula="of:=SUM([.H28:.H31])" office:value-type="time" office:time-value="PT00H00M00S" calcext:value-type="time">
            <text:p>0:00</text:p>
          </table:table-cell>
          <table:table-cell table:style-name="ce79" table:formula="of:=SUM([.I28:.I31])" office:value-type="time" office:time-value="PT00H00M00S" calcext:value-type="time">
            <text:p>0:00</text:p>
          </table:table-cell>
          <table:table-cell table:style-name="ce79" table:formula="of:=SUM([.J28:.J31])" office:value-type="time" office:time-value="PT00H00M00S" calcext:value-type="time">
            <text:p>0:00</text:p>
          </table:table-cell>
          <table:table-cell table:style-name="ce79" table:formula="of:=SUM([.K28:.K31])" office:value-type="time" office:time-value="PT00H00M00S" calcext:value-type="time">
            <text:p>0:00</text:p>
          </table:table-cell>
          <table:table-cell table:style-name="ce79" table:formula="of:=SUM([.L28:.L31])" office:value-type="time" office:time-value="PT00H00M00S" calcext:value-type="time">
            <text:p>0:00</text:p>
          </table:table-cell>
          <table:table-cell table:style-name="ce79" table:formula="of:=SUM([.M28:.M31])" office:value-type="time" office:time-value="PT00H00M00S" calcext:value-type="time">
            <text:p>0:00</text:p>
          </table:table-cell>
          <table:table-cell table:style-name="ce79" table:formula="of:=SUM([.N28:.N31])" office:value-type="time" office:time-value="PT00H00M00S" calcext:value-type="time">
            <text:p>0:00</text:p>
          </table:table-cell>
          <table:table-cell table:style-name="ce79" table:formula="of:=SUM([.O28:.O31])" office:value-type="time" office:time-value="PT00H00M00S" calcext:value-type="time">
            <text:p>0:00</text:p>
          </table:table-cell>
          <table:table-cell table:style-name="ce79" table:formula="of:=SUM([.P28:.P31])" office:value-type="time" office:time-value="PT00H00M00S" calcext:value-type="time">
            <text:p>0:00</text:p>
          </table:table-cell>
          <table:table-cell table:style-name="ce79" table:formula="of:=SUM([.Q28:.Q31])" office:value-type="time" office:time-value="PT00H00M00S" calcext:value-type="time">
            <text:p>0:00</text:p>
          </table:table-cell>
          <table:table-cell table:style-name="ce79" table:formula="of:=SUM([.R28:.R31])" office:value-type="time" office:time-value="PT00H00M00S" calcext:value-type="time">
            <text:p>0:00</text:p>
          </table:table-cell>
          <table:table-cell table:style-name="ce79" table:formula="of:=SUM([.S28:.S31])" office:value-type="time" office:time-value="PT00H00M00S" calcext:value-type="time">
            <text:p>0:00</text:p>
          </table:table-cell>
          <table:table-cell table:style-name="ce79" table:formula="of:=SUM([.T28:.T31])" office:value-type="time" office:time-value="PT00H00M00S" calcext:value-type="time">
            <text:p>0:00</text:p>
          </table:table-cell>
          <table:table-cell table:style-name="ce79" table:formula="of:=SUM([.U28:.U31])" office:value-type="time" office:time-value="PT00H00M00S" calcext:value-type="time">
            <text:p>0:00</text:p>
          </table:table-cell>
          <table:table-cell table:style-name="ce79" table:formula="of:=SUM([.V28:.V31])" office:value-type="time" office:time-value="PT00H00M00S" calcext:value-type="time">
            <text:p>0:00</text:p>
          </table:table-cell>
          <table:table-cell table:style-name="ce79" table:formula="of:=SUM([.W28:.W31])" office:value-type="time" office:time-value="PT00H00M00S" calcext:value-type="time">
            <text:p>0:00</text:p>
          </table:table-cell>
          <table:table-cell table:style-name="ce79" table:formula="of:=SUM([.X28:.X31])" office:value-type="time" office:time-value="PT00H00M00S" calcext:value-type="time">
            <text:p>0:00</text:p>
          </table:table-cell>
          <table:table-cell table:style-name="ce79" table:formula="of:=SUM([.Y28:.Y31])" office:value-type="time" office:time-value="PT00H00M00S" calcext:value-type="time">
            <text:p>0:00</text:p>
          </table:table-cell>
          <table:table-cell table:style-name="ce79" table:formula="of:=SUM([.Z28:.Z31])" office:value-type="time" office:time-value="PT00H00M00S" calcext:value-type="time">
            <text:p>0:00</text:p>
          </table:table-cell>
          <table:table-cell table:style-name="ce79" table:formula="of:=SUM([.AA28:.AA31])" office:value-type="time" office:time-value="PT00H00M00S" calcext:value-type="time">
            <text:p>0:00</text:p>
          </table:table-cell>
          <table:table-cell table:style-name="ce79" table:formula="of:=SUM([.AB28:.AB31])" office:value-type="time" office:time-value="PT00H00M00S" calcext:value-type="time">
            <text:p>0:00</text:p>
          </table:table-cell>
          <table:table-cell table:style-name="ce79" table:formula="of:=SUM([.AC28:.AC31])" office:value-type="time" office:time-value="PT00H00M00S" calcext:value-type="time">
            <text:p>0:00</text:p>
          </table:table-cell>
          <table:table-cell table:style-name="ce79" table:formula="of:=SUM([.AD28:.AD31])" office:value-type="time" office:time-value="PT00H00M00S" calcext:value-type="time">
            <text:p>0:00</text:p>
          </table:table-cell>
          <table:table-cell table:style-name="ce79" table:formula="of:=SUM([.AE28:.AE31])" office:value-type="time" office:time-value="PT00H00M00S" calcext:value-type="time">
            <text:p>0:00</text:p>
          </table:table-cell>
          <table:table-cell table:style-name="ce79" table:formula="of:=SUM([.AF28:.AF31])" office:value-type="time" office:time-value="PT00H00M00S" calcext:value-type="time">
            <text:p>0:00</text:p>
          </table:table-cell>
          <table:table-cell table:style-name="ce79" table:formula="of:=SUM([.AG28:.AG31])" office:value-type="time" office:time-value="PT00H00M00S" calcext:value-type="time">
            <text:p>0:00</text:p>
          </table:table-cell>
          <table:table-cell table:style-name="ce79" table:formula="of:=SUM([.AH28:.AH31])" office:value-type="time" office:time-value="PT00H00M00S" calcext:value-type="time">
            <text:p>0:00</text:p>
          </table:table-cell>
          <table:table-cell table:style-name="ce79" table:formula="of:=SUM([.AI28:.AI3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4" table:number-rows-repeated="68">
          <table:table-cell table:style-name="ce47" table:number-columns-repeated="2"/>
          <table:table-cell table:style-name="ce54"/>
          <table:table-cell table:style-name="ce65"/>
          <table:table-cell table:style-name="ce80"/>
          <table:table-cell table:style-name="ce54" table:number-columns-repeated="4"/>
          <table:table-cell table:style-name="ce80"/>
          <table:table-cell table:style-name="ce54" table:number-columns-repeated="6"/>
          <table:table-cell table:style-name="ce82" table:number-columns-repeated="19"/>
          <table:table-cell table:number-columns-repeated="989"/>
        </table:table-row>
        <table:table-row table:style-name="ro6" table:number-rows-repeated="913">
          <table:table-cell table:style-name="ce48" table:number-columns-repeated="2"/>
          <table:table-cell table:style-name="ce55"/>
          <table:table-cell table:style-name="ce66"/>
          <table:table-cell table:style-name="ce81"/>
          <table:table-cell table:style-name="ce55" table:number-columns-repeated="4"/>
          <table:table-cell table:style-name="ce81"/>
          <table:table-cell table:style-name="ce55" table:number-columns-repeated="6"/>
          <table:table-cell table:style-name="ce83" table:number-columns-repeated="19"/>
          <table:table-cell table:number-columns-repeated="989"/>
        </table:table-row>
        <table:table-row table:style-name="ro7" table:number-rows-repeated="104756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day-of-week number:style="long"/>
      <number:text> </number:text>
      <number:day/>
      <number:text> </number:text>
    </number:date-style>
    <number:time-style style:name="N113" number:truncate-on-overflow="false">
      <number:hours/>
      <number:text>:</number:text>
      <number:minutes number:style="long"/>
    </number:time-style>
    <number:date-style style:name="N11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0:19:07.359879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e_20_stratégique" style:display-name="PageStyle_Analyse straté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vier_20_2019" style:display-name="PageStyle_Janvier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évrier_20_2019" style:display-name="PageStyle_Février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s_20_2019" style:display-name="PageStyle_Mars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ril_20_2019" style:display-name="PageStyle_Avril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_20_2019" style:display-name="PageStyle_Mai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n_20_2019" style:display-name="PageStyle_Juin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llet_20_2019" style:display-name="PageStyle_Juillet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oût_20_2019" style:display-name="PageStyle_Août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embre_20_2019" style:display-name="PageStyle_Septembre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obre_20_2019" style:display-name="PageStyle_Octobre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embre_20_2019" style:display-name="PageStyle_Novembre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cembre_20_2019" style:display-name="PageStyle_Décembre 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2-15T10:58:44.569814866</dc:date>
    <meta:editing-duration>PT35M15S</meta:editing-duration>
    <meta:editing-cycles>2</meta:editing-cycles>
    <meta:document-statistic meta:table-count="13" meta:cell-count="2769" meta:object-count="0"/>
  </office:meta>
</office:document-meta>
</file>